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1.8807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1.7661in"/>
    </style:style>
    <style:style style:name="co6" style:family="table-column">
      <style:table-column-properties fo:break-before="auto" style:column-width="1.57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2.7236in"/>
    </style:style>
    <style:style style:name="co9" style:family="table-column">
      <style:table-column-properties fo:break-before="auto" style:column-width="0.6154in"/>
    </style:style>
    <style:style style:name="co10" style:family="table-column">
      <style:table-column-properties fo:break-before="auto" style:column-width="0.5016in"/>
    </style:style>
    <style:style style:name="co11" style:family="table-column">
      <style:table-column-properties fo:break-before="auto" style:column-width="0.6846in"/>
    </style:style>
    <style:style style:name="co12" style:family="table-column">
      <style:table-column-properties fo:break-before="auto" style:column-width="0.9571in"/>
    </style:style>
    <style:style style:name="co13" style:family="table-column">
      <style:table-column-properties fo:break-before="auto" style:column-width="2.1992in"/>
    </style:style>
    <style:style style:name="co14" style:family="table-column">
      <style:table-column-properties fo:break-before="auto" style:column-width="3.3957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0138in"/>
    </style:style>
    <style:style style:name="co17" style:family="table-column">
      <style:table-column-properties fo:break-before="auto" style:column-width="1.77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4839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0000"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fo:wrap-option="wrap"/>
    </style:style>
    <style:style style:name="ce19" style:family="table-cell" style:parent-style-name="Default">
      <style:table-cell-properties fo:background-color="#ffff00" fo:wrap-option="wrap"/>
    </style:style>
    <style:style style:name="ce20" style:family="table-cell" style:parent-style-name="Default">
      <style:table-cell-properties fo:background-color="#ffff00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18"/>
    <style:style style:name="ce22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00ff00"/>
      <style:text-properties fo:font-weight="bold" style:font-weight-asian="bold" style:font-weight-complex="bold"/>
    </style:style>
    <style:style style:name="ce24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9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9">
      <style:table-cell-properties fo:background-color="#ffff00"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119">
      <style:table-cell-properties fo:background-color="#ffff00"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proto BOM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2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13"/>
        <table:table-column table:style-name="co13" table:default-cell-style-name="ce16"/>
        <table:table-column table:style-name="co13" table:default-cell-style-name="ce18"/>
        <table:table-column table:style-name="co14" table:default-cell-style-name="ce8"/>
        <table:table-column table:style-name="co15" table:number-columns-repeated="3" table:default-cell-style-name="Default"/>
        <table:table-column table:style-name="co15" table:default-cell-style-name="ce4"/>
        <table:table-column table:style-name="co16" table:default-cell-style-name="Default"/>
        <table:table-column table:style-name="co15" table:number-columns-repeated="1004" table:default-cell-style-name="Default"/>
        <table:table-row table:style-name="ro1">
          <table:table-cell table:style-name="ce1" office:value-type="string" table:number-columns-spanned="3" table:number-rows-spanned="1">
            <text:p>WRX prototype PCB, V0.1, 15-july-2015</text:p>
          </table:table-cell>
          <table:covered-table-cell table:number-columns-repeated="2" table:style-name="ce2"/>
          <table:table-cell table:style-name="ce2" table:number-columns-repeated="8"/>
          <table:table-cell table:style-name="ce14"/>
          <table:table-cell table:style-name="ce15"/>
          <table:table-cell table:style-name="ce14"/>
          <table:table-cell table:style-name="ce2"/>
          <table:table-cell/>
          <table:table-cell table:style-name="ce2" table:number-columns-repeated="1008"/>
        </table:table-row>
        <table:table-row table:style-name="ro1">
          <table:table-cell table:style-name="ce2" table:number-columns-repeated="11"/>
          <table:table-cell table:style-name="ce14"/>
          <table:table-cell table:style-name="ce15"/>
          <table:table-cell table:style-name="ce14"/>
          <table:table-cell table:style-name="ce2"/>
          <table:table-cell table:style-name="ce1" office:value-type="string" table:number-columns-spanned="5" table:number-rows-spanned="1">
            <text:p>quantity 100 build</text:p>
          </table:table-cell>
          <table:covered-table-cell table:number-columns-repeated="4" table:style-name="ce2"/>
          <table:table-cell table:style-name="ce2" table:number-columns-repeated="1004"/>
        </table:table-row>
        <table:table-row table:style-name="ro2">
          <table:table-cell table:style-name="ce2" office:value-type="string">
            <text:p>item#</text:p>
          </table:table-cell>
          <table:table-cell table:style-name="ce2" office:value-type="string">
            <text:p><text:s/>quan</text:p>
          </table:table-cell>
          <table:table-cell table:style-name="ce2" office:value-type="string">
            <text:p><text:s/>value</text:p>
          </table:table-cell>
          <table:table-cell table:style-name="ce2" office:value-type="string">
            <text:p><text:s/>mfg</text:p>
          </table:table-cell>
          <table:table-cell table:style-name="ce2" office:value-type="string">
            <text:p><text:s/>P/N</text:p>
          </table:table-cell>
          <table:table-cell table:style-name="ce2" office:value-type="string">
            <text:p><text:s/>package</text:p>
          </table:table-cell>
          <table:table-cell table:style-name="ce2" office:value-type="string">
            <text:p><text:s/>place</text:p>
          </table:table-cell>
          <table:table-cell table:style-name="ce2" office:value-type="string">
            <text:p><text:s/>refs</text:p>
          </table:table-cell>
          <table:table-cell table:style-name="ce2" office:value-type="string">
            <text:p><text:s/>SMD marking</text:p>
          </table:table-cell>
          <table:table-cell table:style-name="ce2" office:value-type="string">
            <text:p><text:s/>fine pitch</text:p>
          </table:table-cell>
          <table:table-cell table:style-name="ce2" office:value-type="string">
            <text:p>polarized</text:p>
          </table:table-cell>
          <table:table-cell table:style-name="ce14" office:value-type="string">
            <text:p><text:s/>generic substitution</text:p>
          </table:table-cell>
          <table:table-cell table:style-name="ce14" office:value-type="string">
            <text:p>specs</text:p>
          </table:table-cell>
          <table:table-cell table:style-name="ce17" office:value-type="string">
            <text:p><text:s/>critical spec</text:p>
          </table:table-cell>
          <table:table-cell table:style-name="ce2" office:value-type="string">
            <text:p><text:s/>notes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line</text:p>
          </table:table-cell>
          <table:table-cell table:style-name="ce2" office:value-type="string">
            <text:p>batch</text:p>
          </table:table-cell>
          <table:table-cell table:style-name="ce2" office:value-type="string">
            <text:p>%total</text:p>
          </table:table-cell>
          <table:table-cell table:style-name="ce2" office:value-type="string">
            <text:p>distributor</text:p>
          </table:table-cell>
          <table:table-cell table:style-name="ce2" table:number-columns-repeated="1004"/>
        </table:table-row>
        <table:table-row table:style-name="ro1">
          <table:table-cell table:style-name="ce3" office:value-type="string">
            <text:p>#1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10n</text:p>
          </table:table-cell>
          <table:table-cell table:style-name="ce7" office:value-type="string">
            <text:p><text:s/>Murata</text:p>
          </table:table-cell>
          <table:table-cell table:style-name="ce5" office:value-type="string">
            <text:p><text:s/>GRM155R71C103KA01D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C1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10% X7R 16V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eramic capaci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2">
          <table:table-cell table:style-name="ce3" office:value-type="string">
            <text:p>#2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BNC</text:p>
          </table:table-cell>
          <table:table-cell table:style-name="ce7" office:value-type="string">
            <text:p><text:s/>Amp Connex</text:p>
          </table:table-cell>
          <table:table-cell table:style-name="ce5" office:value-type="string">
            <text:p><text:s/>112640</text:p>
          </table:table-cell>
          <table:table-cell table:style-name="ce5" office:value-type="string">
            <text:p><text:s/>BNC_SMA_EM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2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50 Ohm; edge mount</text:p>
          </table:table-cell>
          <table:table-cell table:style-name="ce7" office:value-type="string">
            <text:p><text:s/>fits 1.6mm/63mil PCB thickness; compatible with SMA footprint</text:p>
          </table:table-cell>
          <table:table-cell table:style-name="ce7" office:value-type="string">
            <text:p><text:s/>DO NOT LOAD; BNC connector using SMA footprint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3</text:p>
          </table:table-cell>
          <table:table-cell table:style-name="ce3" office:value-type="string">
            <text:p><text:s/>2</text:p>
          </table:table-cell>
          <table:table-cell table:style-name="ce5" office:value-type="string">
            <text:p><text:s/>U.FL</text:p>
          </table:table-cell>
          <table:table-cell table:style-name="ce7" office:value-type="string">
            <text:p><text:s/>Hirose</text:p>
          </table:table-cell>
          <table:table-cell table:style-name="ce5" office:value-type="string">
            <text:p><text:s/>U.FL-R-SMT-1</text:p>
          </table:table-cell>
          <table:table-cell table:style-name="ce5" office:value-type="string">
            <text:p><text:s/>U.FL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4 J5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oaxial connec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4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4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5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805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309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#6</text:p>
          </table:table-cell>
          <table:table-cell office:value-type="string">
            <text:p><text:s/>3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2GE0R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6 R307 R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3]" office:value-type="currency" office:currency="USD" office:value="0.002">
            <text:p>$0.002</text:p>
          </table:table-cell>
          <table:table-cell table:style-name="ce21" table:formula="of:=[octo.BL3]" office:value-type="currency" office:currency="USD" office:value="0.006">
            <text:p>$0.006</text:p>
          </table:table-cell>
          <table:table-cell table:style-name="ce21" table:formula="of:=[octo.BM3]" office:value-type="currency" office:currency="USD" office:value="0.6">
            <text:p>$0.600</text:p>
          </table:table-cell>
          <table:table-cell table:style-name="ce24" table:formula="of:=[.R10]/[.R$61]" office:value-type="percentage" office:value="0.000065620515247911">
            <text:p>0.0%</text:p>
          </table:table-cell>
          <table:table-cell table:formula="of:=[octo.BH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7</text:p>
          </table:table-cell>
          <table:table-cell office:value-type="string">
            <text:p><text:s/>1</text:p>
          </table:table-cell>
          <table:table-cell office:value-type="string">
            <text:p><text:s/>10R</text:p>
          </table:table-cell>
          <table:table-cell office:value-type="string">
            <text:p><text:s/>Panasonic</text:p>
          </table:table-cell>
          <table:table-cell office:value-type="string">
            <text:p><text:s/>ERJ-2RKF10R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4]" office:value-type="currency" office:currency="USD" office:value="0.003">
            <text:p>$0.003</text:p>
          </table:table-cell>
          <table:table-cell table:style-name="ce21" table:formula="of:=[octo.BL4]" office:value-type="currency" office:currency="USD" office:value="0.003">
            <text:p>$0.003</text:p>
          </table:table-cell>
          <table:table-cell table:style-name="ce21" table:formula="of:=[octo.BM4]" office:value-type="currency" office:currency="USD" office:value="0.3">
            <text:p>$0.300</text:p>
          </table:table-cell>
          <table:table-cell table:style-name="ce24" table:formula="of:=[.R11]/[.R$61]" office:value-type="percentage" office:value="0.0000328102576239555">
            <text:p>0.0%</text:p>
          </table:table-cell>
          <table:table-cell table:formula="of:=[octo.BH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8</text:p>
          </table:table-cell>
          <table:table-cell office:value-type="string">
            <text:p><text:s/>1</text:p>
          </table:table-cell>
          <table:table-cell table:style-name="ce6" office:value-type="string">
            <text:p><text:s/>28R7</text:p>
          </table:table-cell>
          <table:table-cell office:value-type="string">
            <text:p><text:s/>Panasonic</text:p>
          </table:table-cell>
          <table:table-cell office:value-type="string">
            <text:p><text:s/>ERJ-2RKF28R7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5]" office:value-type="currency" office:currency="USD" office:value="0.003">
            <text:p>$0.003</text:p>
          </table:table-cell>
          <table:table-cell table:style-name="ce21" table:formula="of:=[octo.BL5]" office:value-type="currency" office:currency="USD" office:value="0.003">
            <text:p>$0.003</text:p>
          </table:table-cell>
          <table:table-cell table:style-name="ce21" table:formula="of:=[octo.BM5]" office:value-type="currency" office:currency="USD" office:value="0.3">
            <text:p>$0.300</text:p>
          </table:table-cell>
          <table:table-cell table:style-name="ce24" table:formula="of:=[.R12]/[.R$61]" office:value-type="percentage" office:value="0.0000328102576239555">
            <text:p>0.0%</text:p>
          </table:table-cell>
          <table:table-cell table:formula="of:=[octo.BH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9</text:p>
          </table:table-cell>
          <table:table-cell office:value-type="string">
            <text:p><text:s/>1</text:p>
          </table:table-cell>
          <table:table-cell office:value-type="string">
            <text:p><text:s/>66R5</text:p>
          </table:table-cell>
          <table:table-cell office:value-type="string">
            <text:p><text:s/>Panasonic</text:p>
          </table:table-cell>
          <table:table-cell office:value-type="string">
            <text:p><text:s/>ERJ-2RKF66R5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6]" office:value-type="currency" office:currency="USD" office:value="0.002">
            <text:p>$0.002</text:p>
          </table:table-cell>
          <table:table-cell table:style-name="ce21" table:formula="of:=[octo.BL6]" office:value-type="currency" office:currency="USD" office:value="0.002">
            <text:p>$0.002</text:p>
          </table:table-cell>
          <table:table-cell table:style-name="ce21" table:formula="of:=[octo.BM6]" office:value-type="currency" office:currency="USD" office:value="0.2">
            <text:p>$0.200</text:p>
          </table:table-cell>
          <table:table-cell table:style-name="ce24" table:formula="of:=[.R13]/[.R$61]" office:value-type="percentage" office:value="0.000021873505082637">
            <text:p>0.0%</text:p>
          </table:table-cell>
          <table:table-cell table:formula="of:=[octo.BH6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10</text:p>
          </table:table-cell>
          <table:table-cell office:value-type="string">
            <text:p><text:s/>4</text:p>
          </table:table-cell>
          <table:table-cell office:value-type="string">
            <text:p><text:s/>100R</text:p>
          </table:table-cell>
          <table:table-cell office:value-type="string">
            <text:p><text:s/>Panasonic</text:p>
          </table:table-cell>
          <table:table-cell office:value-type="string">
            <text:p><text:s/>ERJ-2RKF10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101 R102 R103 R4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7]" office:value-type="currency" office:currency="USD" office:value="0.003">
            <text:p>$0.003</text:p>
          </table:table-cell>
          <table:table-cell table:style-name="ce21" table:formula="of:=[octo.BL7]" office:value-type="currency" office:currency="USD" office:value="0.012">
            <text:p>$0.012</text:p>
          </table:table-cell>
          <table:table-cell table:style-name="ce21" table:formula="of:=[octo.BM7]" office:value-type="currency" office:currency="USD" office:value="1.2">
            <text:p>$1.200</text:p>
          </table:table-cell>
          <table:table-cell table:style-name="ce24" table:formula="of:=[.R14]/[.R$61]" office:value-type="percentage" office:value="0.000131241030495822">
            <text:p>0.0%</text:p>
          </table:table-cell>
          <table:table-cell table:formula="of:=[octo.BH7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1</text:p>
          </table:table-cell>
          <table:table-cell office:value-type="string">
            <text:p><text:s/>5</text:p>
          </table:table-cell>
          <table:table-cell office:value-type="string">
            <text:p><text:s/>5K6</text:p>
          </table:table-cell>
          <table:table-cell office:value-type="string">
            <text:p><text:s/>Panasonic</text:p>
          </table:table-cell>
          <table:table-cell office:value-type="string">
            <text:p><text:s/>ERJ-2RKF560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1 R302 R303 R304 R3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8]" office:value-type="currency" office:currency="USD" office:value="0.003">
            <text:p>$0.003</text:p>
          </table:table-cell>
          <table:table-cell table:style-name="ce21" table:formula="of:=[octo.BL8]" office:value-type="currency" office:currency="USD" office:value="0.015">
            <text:p>$0.015</text:p>
          </table:table-cell>
          <table:table-cell table:style-name="ce21" table:formula="of:=[octo.BM8]" office:value-type="currency" office:currency="USD" office:value="1.5">
            <text:p>$1.500</text:p>
          </table:table-cell>
          <table:table-cell table:style-name="ce24" table:formula="of:=[.R15]/[.R$61]" office:value-type="percentage" office:value="0.000164051288119778">
            <text:p>0.0%</text:p>
          </table:table-cell>
          <table:table-cell table:formula="of:=[octo.BH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2</text:p>
          </table:table-cell>
          <table:table-cell office:value-type="string">
            <text:p><text:s/>1</text:p>
          </table:table-cell>
          <table:table-cell office:value-type="string">
            <text:p><text:s/>6K65</text:p>
          </table:table-cell>
          <table:table-cell office:value-type="string">
            <text:p><text:s/>Panasonic</text:p>
          </table:table-cell>
          <table:table-cell office:value-type="string">
            <text:p><text:s/>ERJ-2RKF665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9]" office:value-type="currency" office:currency="USD" office:value="0.003">
            <text:p>$0.003</text:p>
          </table:table-cell>
          <table:table-cell table:style-name="ce21" table:formula="of:=[octo.BL9]" office:value-type="currency" office:currency="USD" office:value="0.003">
            <text:p>$0.003</text:p>
          </table:table-cell>
          <table:table-cell table:style-name="ce21" table:formula="of:=[octo.BM9]" office:value-type="currency" office:currency="USD" office:value="0.3">
            <text:p>$0.300</text:p>
          </table:table-cell>
          <table:table-cell table:style-name="ce24" table:formula="of:=[.R16]/[.R$61]" office:value-type="percentage" office:value="0.0000328102576239555">
            <text:p>0.0%</text:p>
          </table:table-cell>
          <table:table-cell table:formula="of:=[octo.BH9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3</text:p>
          </table:table-cell>
          <table:table-cell office:value-type="string">
            <text:p><text:s/>4</text:p>
          </table:table-cell>
          <table:table-cell office:value-type="string">
            <text:p><text:s/>10K</text:p>
          </table:table-cell>
          <table:table-cell office:value-type="string">
            <text:p><text:s/>Panasonic</text:p>
          </table:table-cell>
          <table:table-cell office:value-type="string">
            <text:p><text:s/>ERJ-2RKF1002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6 R409 R410 R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10]" office:value-type="currency" office:currency="USD" office:value="0.003">
            <text:p>$0.003</text:p>
          </table:table-cell>
          <table:table-cell table:style-name="ce21" table:formula="of:=[octo.BL10]" office:value-type="currency" office:currency="USD" office:value="0.012">
            <text:p>$0.012</text:p>
          </table:table-cell>
          <table:table-cell table:style-name="ce21" table:formula="of:=[octo.BM10]" office:value-type="currency" office:currency="USD" office:value="1.2">
            <text:p>$1.200</text:p>
          </table:table-cell>
          <table:table-cell table:style-name="ce24" table:formula="of:=[.R17]/[.R$61]" office:value-type="percentage" office:value="0.000131241030495822">
            <text:p>0.0%</text:p>
          </table:table-cell>
          <table:table-cell table:formula="of:=[octo.BH10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4</text:p>
          </table:table-cell>
          <table:table-cell office:value-type="string">
            <text:p><text:s/>1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6GEY0R00V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R3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11]" office:value-type="currency" office:currency="USD" office:value="0.004">
            <text:p>$0.004</text:p>
          </table:table-cell>
          <table:table-cell table:style-name="ce21" table:formula="of:=[octo.BL11]" office:value-type="currency" office:currency="USD" office:value="0.004">
            <text:p>$0.004</text:p>
          </table:table-cell>
          <table:table-cell table:style-name="ce21" table:formula="of:=[octo.BM11]" office:value-type="currency" office:currency="USD" office:value="0.4">
            <text:p>$0.400</text:p>
          </table:table-cell>
          <table:table-cell table:style-name="ce24" table:formula="of:=[.R18]/[.R$61]" office:value-type="percentage" office:value="0.000043747010165274">
            <text:p>0.0%</text:p>
          </table:table-cell>
          <table:table-cell table:formula="of:=[octo.BH1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5</text:p>
          </table:table-cell>
          <table:table-cell office:value-type="string">
            <text:p><text:s/>2</text:p>
          </table:table-cell>
          <table:table-cell office:value-type="string">
            <text:p><text:s/>100R</text:p>
          </table:table-cell>
          <table:table-cell office:value-type="string">
            <text:p><text:s/>Bourns</text:p>
          </table:table-cell>
          <table:table-cell office:value-type="string">
            <text:p><text:s/>CAY16-101J8LF</text:p>
          </table:table-cell>
          <table:table-cell office:value-type="string">
            <text:p><text:s/>RNET_CAY16_J8</text:p>
          </table:table-cell>
          <table:table-cell office:value-type="string">
            <text:p><text:s/>SMT</text:p>
          </table:table-cell>
          <table:table-cell office:value-type="string">
            <text:p><text:s/>R404 R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62.5mW 25V</text:p>
          </table:table-cell>
          <table:table-cell office:value-type="string">
            <text:p><text:s/></text:p>
          </table:table-cell>
          <table:table-cell office:value-type="string">
            <text:p><text:s/>isolated resistor array</text:p>
          </table:table-cell>
          <table:table-cell table:style-name="ce21" table:formula="of:=[octo.BK12]" office:value-type="currency" office:currency="USD" office:value="0.096">
            <text:p>$0.096</text:p>
          </table:table-cell>
          <table:table-cell table:style-name="ce21" table:formula="of:=[octo.BL12]" office:value-type="currency" office:currency="USD" office:value="0.192">
            <text:p>$0.192</text:p>
          </table:table-cell>
          <table:table-cell table:style-name="ce21" table:formula="of:=[octo.BM12]" office:value-type="currency" office:currency="USD" office:value="19.2">
            <text:p>$19.200</text:p>
          </table:table-cell>
          <table:table-cell table:style-name="ce24" table:formula="of:=[.R19]/[.R$61]" office:value-type="percentage" office:value="0.00209985648793315">
            <text:p>0.2%</text:p>
          </table:table-cell>
          <table:table-cell table:formula="of:=[octo.BH12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6</text:p>
          </table:table-cell>
          <table:table-cell office:value-type="string">
            <text:p><text:s/>2</text:p>
          </table:table-cell>
          <table:table-cell office:value-type="string">
            <text:p><text:s/>22p</text:p>
          </table:table-cell>
          <table:table-cell office:value-type="string">
            <text:p><text:s/>Murata</text:p>
          </table:table-cell>
          <table:table-cell office:value-type="string">
            <text:p><text:s/>GRM1555C1H22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1 C1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3]" office:value-type="currency" office:currency="USD" office:value="0.0059">
            <text:p>$0.006</text:p>
          </table:table-cell>
          <table:table-cell table:style-name="ce21" table:formula="of:=[octo.BL13]" office:value-type="currency" office:currency="USD" office:value="0.0118">
            <text:p>$0.012</text:p>
          </table:table-cell>
          <table:table-cell table:style-name="ce21" table:formula="of:=[octo.BM13]" office:value-type="currency" office:currency="USD" office:value="1.18">
            <text:p>$1.180</text:p>
          </table:table-cell>
          <table:table-cell table:style-name="ce24" table:formula="of:=[.R20]/[.R$61]" office:value-type="percentage" office:value="0.000129053679987558">
            <text:p>0.0%</text:p>
          </table:table-cell>
          <table:table-cell table:formula="of:=[octo.BH1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7</text:p>
          </table:table-cell>
          <table:table-cell office:value-type="string">
            <text:p><text:s/>2</text:p>
          </table:table-cell>
          <table:table-cell office:value-type="string">
            <text:p><text:s/>56p/100</text:p>
          </table:table-cell>
          <table:table-cell office:value-type="string">
            <text:p><text:s/>Murata</text:p>
          </table:table-cell>
          <table:table-cell office:value-type="string">
            <text:p><text:s/>GRM1555C2A56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1 C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14]" office:value-type="currency" office:currency="USD" office:value="0.019">
            <text:p>$0.019</text:p>
          </table:table-cell>
          <table:table-cell table:style-name="ce21" table:formula="of:=[octo.BL14]" office:value-type="currency" office:currency="USD" office:value="0.038">
            <text:p>$0.038</text:p>
          </table:table-cell>
          <table:table-cell table:style-name="ce21" table:formula="of:=[octo.BM14]" office:value-type="currency" office:currency="USD" office:value="3.8">
            <text:p>$3.800</text:p>
          </table:table-cell>
          <table:table-cell table:style-name="ce24" table:formula="of:=[.R21]/[.R$61]" office:value-type="percentage" office:value="0.000415596596570103">
            <text:p>0.0%</text:p>
          </table:table-cell>
          <table:table-cell table:formula="of:=[octo.BH1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8</text:p>
          </table:table-cell>
          <table:table-cell office:value-type="string">
            <text:p><text:s/>4</text:p>
          </table:table-cell>
          <table:table-cell office:value-type="string">
            <text:p><text:s/>100p</text:p>
          </table:table-cell>
          <table:table-cell office:value-type="string">
            <text:p><text:s/>Murata</text:p>
          </table:table-cell>
          <table:table-cell office:value-type="string">
            <text:p><text:s/>GRM1555C1H10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4 C408 C411 C41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5]" office:value-type="currency" office:currency="USD" office:value="0.00488">
            <text:p>$0.005</text:p>
          </table:table-cell>
          <table:table-cell table:style-name="ce21" table:formula="of:=[octo.BL15]" office:value-type="currency" office:currency="USD" office:value="0.01952">
            <text:p>$0.020</text:p>
          </table:table-cell>
          <table:table-cell table:style-name="ce21" table:formula="of:=[octo.BM15]" office:value-type="currency" office:currency="USD" office:value="1.952">
            <text:p>$1.952</text:p>
          </table:table-cell>
          <table:table-cell table:style-name="ce24" table:formula="of:=[.R22]/[.R$61]" office:value-type="percentage" office:value="0.000213485409606537">
            <text:p>0.0%</text:p>
          </table:table-cell>
          <table:table-cell table:formula="of:=[octo.BH15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9</text:p>
          </table:table-cell>
          <table:table-cell office:value-type="string">
            <text:p><text:s/>2</text:p>
          </table:table-cell>
          <table:table-cell office:value-type="string">
            <text:p><text:s/>160p/50</text:p>
          </table:table-cell>
          <table:table-cell office:value-type="string">
            <text:p><text:s/>Murata</text:p>
          </table:table-cell>
          <table:table-cell office:value-type="string">
            <text:p><text:s/>GRM1555C1H16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2 C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table:style-name="ce19" office:value-type="string">
            <text:p><text:s/>&gt;= 50V</text:p>
          </table:table-cell>
          <table:table-cell office:value-type="string">
            <text:p><text:s/>ceramic capacitor</text:p>
          </table:table-cell>
          <table:table-cell table:style-name="ce21" table:formula="of:=[octo.BK16]" office:value-type="currency" office:currency="USD" office:value="0.021">
            <text:p>$0.021</text:p>
          </table:table-cell>
          <table:table-cell table:style-name="ce21" table:formula="of:=[octo.BL16]" office:value-type="currency" office:currency="USD" office:value="0.042">
            <text:p>$0.042</text:p>
          </table:table-cell>
          <table:table-cell table:style-name="ce21" table:formula="of:=[octo.BM16]" office:value-type="currency" office:currency="USD" office:value="4.2">
            <text:p>$4.200</text:p>
          </table:table-cell>
          <table:table-cell table:style-name="ce24" table:formula="of:=[.R23]/[.R$61]" office:value-type="percentage" office:value="0.000459343606735377">
            <text:p>0.0%</text:p>
          </table:table-cell>
          <table:table-cell table:formula="of:=[octo.BH1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0</text:p>
          </table:table-cell>
          <table:table-cell office:value-type="string">
            <text:p><text:s/>5</text:p>
          </table:table-cell>
          <table:table-cell office:value-type="string">
            <text:p><text:s/>1n</text:p>
          </table:table-cell>
          <table:table-cell office:value-type="string">
            <text:p><text:s/>Murata</text:p>
          </table:table-cell>
          <table:table-cell office:value-type="string">
            <text:p><text:s/>GCM155R71H102KA3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7 C409 C428 C430 C43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7]" office:value-type="currency" office:currency="USD" office:value="0.01156">
            <text:p>$0.012</text:p>
          </table:table-cell>
          <table:table-cell table:style-name="ce21" table:formula="of:=[octo.BL17]" office:value-type="currency" office:currency="USD" office:value="0.0578">
            <text:p>$0.058</text:p>
          </table:table-cell>
          <table:table-cell table:style-name="ce21" table:formula="of:=[octo.BM17]" office:value-type="currency" office:currency="USD" office:value="5.78">
            <text:p>$5.780</text:p>
          </table:table-cell>
          <table:table-cell table:style-name="ce24" table:formula="of:=[.R24]/[.R$61]" office:value-type="percentage" office:value="0.00063214429688821">
            <text:p>0.1%</text:p>
          </table:table-cell>
          <table:table-cell table:formula="of:=[octo.BH1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1</text:p>
          </table:table-cell>
          <table:table-cell office:value-type="string">
            <text:p><text:s/>6</text:p>
          </table:table-cell>
          <table:table-cell office:value-type="string">
            <text:p><text:s/>10n</text:p>
          </table:table-cell>
          <table:table-cell office:value-type="string">
            <text:p><text:s/>Murata</text:p>
          </table:table-cell>
          <table:table-cell office:value-type="string">
            <text:p><text:s/>GRM155R71C103K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5 C106 C193 C413 C417 C42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8]" office:value-type="currency" office:currency="USD" office:value="0.00396">
            <text:p>$0.004</text:p>
          </table:table-cell>
          <table:table-cell table:style-name="ce21" table:formula="of:=[octo.BL18]" office:value-type="currency" office:currency="USD" office:value="0.02376">
            <text:p>$0.024</text:p>
          </table:table-cell>
          <table:table-cell table:style-name="ce21" table:formula="of:=[octo.BM18]" office:value-type="currency" office:currency="USD" office:value="2.376">
            <text:p>$2.376</text:p>
          </table:table-cell>
          <table:table-cell table:style-name="ce24" table:formula="of:=[.R25]/[.R$61]" office:value-type="percentage" office:value="0.000259857240381728">
            <text:p>0.0%</text:p>
          </table:table-cell>
          <table:table-cell table:formula="of:=[octo.BH18]" office:value-type="string" office:string-value="Digi-Key">
            <text:p>Digi-Key</text:p>
          </table:table-cell>
          <table:table-cell table:number-columns-repeated="1004"/>
        </table:table-row>
        <table:table-row table:style-name="ro2">
          <table:table-cell office:value-type="string">
            <text:p>#22</text:p>
          </table:table-cell>
          <table:table-cell office:value-type="string">
            <text:p><text:s/>14</text:p>
          </table:table-cell>
          <table:table-cell office:value-type="string">
            <text:p><text:s/>100n</text:p>
          </table:table-cell>
          <table:table-cell office:value-type="string">
            <text:p><text:s/>Murata</text:p>
          </table:table-cell>
          <table:table-cell office:value-type="string">
            <text:p><text:s/>GRM155R71C104KA88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0 C191 C192 C195 C301 C421 C422 C423 C424 C429 C431 C433 C702 C7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9]" office:value-type="currency" office:currency="USD" office:value="0.00375">
            <text:p>$0.004</text:p>
          </table:table-cell>
          <table:table-cell table:style-name="ce21" table:formula="of:=[octo.BL19]" office:value-type="currency" office:currency="USD" office:value="0.0525">
            <text:p>$0.053</text:p>
          </table:table-cell>
          <table:table-cell table:style-name="ce21" table:formula="of:=[octo.BM19]" office:value-type="currency" office:currency="USD" office:value="5.25">
            <text:p>$5.250</text:p>
          </table:table-cell>
          <table:table-cell table:style-name="ce24" table:formula="of:=[.R26]/[.R$61]" office:value-type="percentage" office:value="0.000574179508419222">
            <text:p>0.1%</text:p>
          </table:table-cell>
          <table:table-cell table:formula="of:=[octo.BH19]" office:value-type="string" office:string-value="Digi-Key">
            <text:p>Digi-Key</text:p>
          </table:table-cell>
          <table:table-cell table:number-columns-repeated="1004"/>
        </table:table-row>
        <table:table-row table:style-name="ro4">
          <table:table-cell office:value-type="string">
            <text:p>#23</text:p>
          </table:table-cell>
          <table:table-cell office:value-type="string">
            <text:p><text:s/>26</text:p>
          </table:table-cell>
          <table:table-cell office:value-type="string">
            <text:p><text:s/>470n</text:p>
          </table:table-cell>
          <table:table-cell office:value-type="string">
            <text:p><text:s/>Murata</text:p>
          </table:table-cell>
          <table:table-cell office:value-type="string">
            <text:p><text:s/>GRM155R6YA474KE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 C2 C3 C6 C7 C8 C11 C12 C13 C15 C16 C23 C24 C25 C26 C30 C31 C32 C33 C36 C37 C38 C39 C42 C410 C41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3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0]" office:value-type="currency" office:currency="USD" office:value="0.0153">
            <text:p>$0.015</text:p>
          </table:table-cell>
          <table:table-cell table:style-name="ce21" table:formula="of:=[octo.BL20]" office:value-type="currency" office:currency="USD" office:value="0.3978">
            <text:p>$0.398</text:p>
          </table:table-cell>
          <table:table-cell table:style-name="ce21" table:formula="of:=[octo.BM20]" office:value-type="currency" office:currency="USD" office:value="39.78">
            <text:p>$39.780</text:p>
          </table:table-cell>
          <table:table-cell table:style-name="ce24" table:formula="of:=[.R27]/[.R$61]" office:value-type="percentage" office:value="0.0043506401609365">
            <text:p>0.4%</text:p>
          </table:table-cell>
          <table:table-cell table:formula="of:=[octo.BH2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4</text:p>
          </table:table-cell>
          <table:table-cell office:value-type="string">
            <text:p><text:s/>7</text:p>
          </table:table-cell>
          <table:table-cell office:value-type="string">
            <text:p><text:s/>1u</text:p>
          </table:table-cell>
          <table:table-cell office:value-type="string">
            <text:p><text:s/>Murata</text:p>
          </table:table-cell>
          <table:table-cell office:value-type="string">
            <text:p><text:s/>GRM155R61E105KA12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6 C197 C418 C419 C426 C427 C7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2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1]" office:value-type="currency" office:currency="USD" office:value="0.02272">
            <text:p>$0.023</text:p>
          </table:table-cell>
          <table:table-cell table:style-name="ce21" table:formula="of:=[octo.BL21]" office:value-type="currency" office:currency="USD" office:value="0.15904">
            <text:p>$0.159</text:p>
          </table:table-cell>
          <table:table-cell table:style-name="ce21" table:formula="of:=[octo.BM21]" office:value-type="currency" office:currency="USD" office:value="15.904">
            <text:p>$15.904</text:p>
          </table:table-cell>
          <table:table-cell table:style-name="ce24" table:formula="of:=[.R28]/[.R$61]" office:value-type="percentage" office:value="0.00173938112417129">
            <text:p>0.2%</text:p>
          </table:table-cell>
          <table:table-cell table:formula="of:=[octo.BH21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5</text:p>
          </table:table-cell>
          <table:table-cell office:value-type="string">
            <text:p><text:s/>3</text:p>
          </table:table-cell>
          <table:table-cell office:value-type="string">
            <text:p><text:s/>2.2u</text:p>
          </table:table-cell>
          <table:table-cell office:value-type="string">
            <text:p><text:s/>Murata</text:p>
          </table:table-cell>
          <table:table-cell office:value-type="string">
            <text:p><text:s/>GRM155R60J225ME15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12 C415 C420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2]" office:value-type="currency" office:currency="USD" office:value="0.023">
            <text:p>$0.023</text:p>
          </table:table-cell>
          <table:table-cell table:style-name="ce21" table:formula="of:=[octo.BL22]" office:value-type="currency" office:currency="USD" office:value="0.069">
            <text:p>$0.069</text:p>
          </table:table-cell>
          <table:table-cell table:style-name="ce21" table:formula="of:=[octo.BM22]" office:value-type="currency" office:currency="USD" office:value="6.9">
            <text:p>$6.900</text:p>
          </table:table-cell>
          <table:table-cell table:style-name="ce24" table:formula="of:=[.R29]/[.R$61]" office:value-type="percentage" office:value="0.000754635925350977">
            <text:p>0.1%</text:p>
          </table:table-cell>
          <table:table-cell table:formula="of:=[octo.BH22]" office:value-type="string" office:string-value="Newark">
            <text:p>Newark</text:p>
          </table:table-cell>
          <table:table-cell table:number-columns-repeated="1004"/>
        </table:table-row>
        <table:table-row table:style-name="ro2">
          <table:table-cell office:value-type="string">
            <text:p>#26</text:p>
          </table:table-cell>
          <table:table-cell office:value-type="string">
            <text:p><text:s/>11</text:p>
          </table:table-cell>
          <table:table-cell office:value-type="string">
            <text:p><text:s/>4.7u</text:p>
          </table:table-cell>
          <table:table-cell office:value-type="string">
            <text:p><text:s/>Murata</text:p>
          </table:table-cell>
          <table:table-cell office:value-type="string">
            <text:p><text:s/>GRM155R60J475ME4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9 C14 C17 C18 C27 C28 C34 C35 C40 C41 C7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3]" office:value-type="currency" office:currency="USD" office:value="0.0275">
            <text:p>$0.028</text:p>
          </table:table-cell>
          <table:table-cell table:style-name="ce21" table:formula="of:=[octo.BL23]" office:value-type="currency" office:currency="USD" office:value="0.3025">
            <text:p>$0.303</text:p>
          </table:table-cell>
          <table:table-cell table:style-name="ce21" table:formula="of:=[octo.BM23]" office:value-type="currency" office:currency="USD" office:value="30.25">
            <text:p>$30.250</text:p>
          </table:table-cell>
          <table:table-cell table:style-name="ce24" table:formula="of:=[.R30]/[.R$61]" office:value-type="percentage" office:value="0.00330836764374885">
            <text:p>0.3%</text:p>
          </table:table-cell>
          <table:table-cell table:formula="of:=[octo.BH2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7</text:p>
          </table:table-cell>
          <table:table-cell office:value-type="string">
            <text:p><text:s/>1</text:p>
          </table:table-cell>
          <table:table-cell office:value-type="string">
            <text:p><text:s/>1n/100</text:p>
          </table:table-cell>
          <table:table-cell office:value-type="string">
            <text:p><text:s/>Murata</text:p>
          </table:table-cell>
          <table:table-cell office:value-type="string">
            <text:p><text:s/>GRM219R72A102KA01J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4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4]" office:value-type="currency" office:currency="USD" office:value="0.037">
            <text:p>$0.037</text:p>
          </table:table-cell>
          <table:table-cell table:style-name="ce21" table:formula="of:=[octo.BL24]" office:value-type="currency" office:currency="USD" office:value="0.037">
            <text:p>$0.037</text:p>
          </table:table-cell>
          <table:table-cell table:style-name="ce21" table:formula="of:=[octo.BM24]" office:value-type="currency" office:currency="USD" office:value="3.7">
            <text:p>$3.700</text:p>
          </table:table-cell>
          <table:table-cell table:style-name="ce24" table:formula="of:=[.R31]/[.R$61]" office:value-type="percentage" office:value="0.000404659844028785">
            <text:p>0.0%</text:p>
          </table:table-cell>
          <table:table-cell table:formula="of:=[octo.BH2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8</text:p>
          </table:table-cell>
          <table:table-cell office:value-type="string">
            <text:p><text:s/>1</text:p>
          </table:table-cell>
          <table:table-cell office:value-type="string">
            <text:p><text:s/>22u</text:p>
          </table:table-cell>
          <table:table-cell office:value-type="string">
            <text:p><text:s/>Murata</text:p>
          </table:table-cell>
          <table:table-cell office:value-type="string">
            <text:p><text:s/>GRM21BR60J226ME39L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5]" office:value-type="currency" office:currency="USD" office:value="0.086">
            <text:p>$0.086</text:p>
          </table:table-cell>
          <table:table-cell table:style-name="ce21" table:formula="of:=[octo.BL25]" office:value-type="currency" office:currency="USD" office:value="0.086">
            <text:p>$0.086</text:p>
          </table:table-cell>
          <table:table-cell table:style-name="ce21" table:formula="of:=[octo.BM25]" office:value-type="currency" office:currency="USD" office:value="8.6">
            <text:p>$8.600</text:p>
          </table:table-cell>
          <table:table-cell table:style-name="ce24" table:formula="of:=[.R32]/[.R$61]" office:value-type="percentage" office:value="0.000940560718553391">
            <text:p>0.1%</text:p>
          </table:table-cell>
          <table:table-cell table:formula="of:=[octo.BH25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9</text:p>
          </table:table-cell>
          <table:table-cell office:value-type="string">
            <text:p><text:s/>1</text:p>
          </table:table-cell>
          <table:table-cell office:value-type="string">
            <text:p><text:s/>470n/100</text:p>
          </table:table-cell>
          <table:table-cell office:value-type="string">
            <text:p><text:s/>AVX</text:p>
          </table:table-cell>
          <table:table-cell office:value-type="string">
            <text:p><text:s/>ESD61C474K4T2A-28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6]" office:value-type="currency" office:currency="USD" office:value="0.182">
            <text:p>$0.182</text:p>
          </table:table-cell>
          <table:table-cell table:style-name="ce21" table:formula="of:=[octo.BL26]" office:value-type="currency" office:currency="USD" office:value="0.182">
            <text:p>$0.182</text:p>
          </table:table-cell>
          <table:table-cell table:style-name="ce21" table:formula="of:=[octo.BM26]" office:value-type="currency" office:currency="USD" office:value="18.2">
            <text:p>$18.200</text:p>
          </table:table-cell>
          <table:table-cell table:style-name="ce24" table:formula="of:=[.R33]/[.R$61]" office:value-type="percentage" office:value="0.00199048896251997">
            <text:p>0.2%</text:p>
          </table:table-cell>
          <table:table-cell table:formula="of:=[octo.BH2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0</text:p>
          </table:table-cell>
          <table:table-cell office:value-type="string">
            <text:p><text:s/>4</text:p>
          </table:table-cell>
          <table:table-cell office:value-type="string">
            <text:p><text:s/>100u</text:p>
          </table:table-cell>
          <table:table-cell office:value-type="string">
            <text:p><text:s/>Murata</text:p>
          </table:table-cell>
          <table:table-cell office:value-type="string">
            <text:p><text:s/>GRM31CR60J107ME39L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5 C20 C29 C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7]" office:value-type="currency" office:currency="USD" office:value="0.2348">
            <text:p>$0.235</text:p>
          </table:table-cell>
          <table:table-cell table:style-name="ce21" table:formula="of:=[octo.BL27]" office:value-type="currency" office:currency="USD" office:value="0.9392">
            <text:p>$0.939</text:p>
          </table:table-cell>
          <table:table-cell table:style-name="ce21" table:formula="of:=[octo.BM27]" office:value-type="currency" office:currency="USD" office:value="93.92">
            <text:p>$93.920</text:p>
          </table:table-cell>
          <table:table-cell table:style-name="ce24" table:formula="of:=[.R34]/[.R$61]" office:value-type="percentage" office:value="0.0102717979868063">
            <text:p>1.0%</text:p>
          </table:table-cell>
          <table:table-cell table:formula="of:=[octo.BH27]" office:value-type="string" office:string-value="Avnet Express">
            <text:p>Avnet Express</text:p>
          </table:table-cell>
          <table:table-cell table:number-columns-repeated="1004"/>
        </table:table-row>
        <table:table-row table:style-name="ro2">
          <table:table-cell office:value-type="string">
            <text:p>#31</text:p>
          </table:table-cell>
          <table:table-cell office:value-type="string">
            <text:p><text:s/>1</text:p>
          </table:table-cell>
          <table:table-cell office:value-type="string">
            <text:p><text:s/>39nH</text:p>
          </table:table-cell>
          <table:table-cell office:value-type="string">
            <text:p><text:s/>TDK</text:p>
          </table:table-cell>
          <table:table-cell office:value-type="string">
            <text:p><text:s/>MLK1005S39N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% 200mA 2GHzSelfRes 6Q@100M</text:p>
          </table:table-cell>
          <table:table-cell table:style-name="ce19" office:value-type="string">
            <text:p><text:s/>&gt;= 2GHz self-resonance (above GPS L1)</text:p>
          </table:table-cell>
          <table:table-cell office:value-type="string">
            <text:p><text:s/>chip inductor</text:p>
          </table:table-cell>
          <table:table-cell table:style-name="ce21" table:formula="of:=[octo.BK28]" office:value-type="currency" office:currency="USD" office:value="0.03">
            <text:p>$0.030</text:p>
          </table:table-cell>
          <table:table-cell table:style-name="ce21" table:formula="of:=[octo.BL28]" office:value-type="currency" office:currency="USD" office:value="0.03">
            <text:p>$0.030</text:p>
          </table:table-cell>
          <table:table-cell table:style-name="ce21" table:formula="of:=[octo.BM28]" office:value-type="currency" office:currency="USD" office:value="3">
            <text:p>$3.000</text:p>
          </table:table-cell>
          <table:table-cell table:style-name="ce24" table:formula="of:=[.R35]/[.R$61]" office:value-type="percentage" office:value="0.000328102576239555">
            <text:p>0.0%</text:p>
          </table:table-cell>
          <table:table-cell table:formula="of:=[octo.BH28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2</text:p>
          </table:table-cell>
          <table:table-cell office:value-type="string">
            <text:p><text:s/>3</text:p>
          </table:table-cell>
          <table:table-cell office:value-type="string">
            <text:p><text:s/>150nH</text:p>
          </table:table-cell>
          <table:table-cell office:value-type="string">
            <text:p><text:s/>TDK</text:p>
          </table:table-cell>
          <table:table-cell office:value-type="string">
            <text:p><text:s/>MLG1005SR15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3 L405 L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15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29]" office:value-type="currency" office:currency="USD" office:value="0.075">
            <text:p>$0.075</text:p>
          </table:table-cell>
          <table:table-cell table:style-name="ce21" table:formula="of:=[octo.BL29]" office:value-type="currency" office:currency="USD" office:value="0.225">
            <text:p>$0.225</text:p>
          </table:table-cell>
          <table:table-cell table:style-name="ce21" table:formula="of:=[octo.BM29]" office:value-type="currency" office:currency="USD" office:value="22.5">
            <text:p>$22.500</text:p>
          </table:table-cell>
          <table:table-cell table:style-name="ce24" table:formula="of:=[.R36]/[.R$61]" office:value-type="percentage" office:value="0.00246076932179666">
            <text:p>0.2%</text:p>
          </table:table-cell>
          <table:table-cell table:formula="of:=[octo.BH29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3</text:p>
          </table:table-cell>
          <table:table-cell office:value-type="string">
            <text:p><text:s/>1</text:p>
          </table:table-cell>
          <table:table-cell office:value-type="string">
            <text:p><text:s/>270nH</text:p>
          </table:table-cell>
          <table:table-cell office:value-type="string">
            <text:p><text:s/>TDK</text:p>
          </table:table-cell>
          <table:table-cell office:value-type="string">
            <text:p><text:s/>MLG1005SR27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10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0]" office:value-type="currency" office:currency="USD" office:value="0.075">
            <text:p>$0.075</text:p>
          </table:table-cell>
          <table:table-cell table:style-name="ce21" table:formula="of:=[octo.BL30]" office:value-type="currency" office:currency="USD" office:value="0.075">
            <text:p>$0.075</text:p>
          </table:table-cell>
          <table:table-cell table:style-name="ce21" table:formula="of:=[octo.BM30]" office:value-type="currency" office:currency="USD" office:value="7.5">
            <text:p>$7.500</text:p>
          </table:table-cell>
          <table:table-cell table:style-name="ce24" table:formula="of:=[.R37]/[.R$61]" office:value-type="percentage" office:value="0.000820256440598888">
            <text:p>0.1%</text:p>
          </table:table-cell>
          <table:table-cell table:formula="of:=[octo.BH3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4</text:p>
          </table:table-cell>
          <table:table-cell office:value-type="string">
            <text:p><text:s/>2</text:p>
          </table:table-cell>
          <table:table-cell office:value-type="string">
            <text:p><text:s/>330nH</text:p>
          </table:table-cell>
          <table:table-cell office:value-type="string">
            <text:p><text:s/>TDK</text:p>
          </table:table-cell>
          <table:table-cell office:value-type="string">
            <text:p><text:s/>MLG1005SR33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1 L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50mA 6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1]" office:value-type="currency" office:currency="USD" office:value="0.012">
            <text:p>$0.012</text:p>
          </table:table-cell>
          <table:table-cell table:style-name="ce21" table:formula="of:=[octo.BL31]" office:value-type="currency" office:currency="USD" office:value="0.024">
            <text:p>$0.024</text:p>
          </table:table-cell>
          <table:table-cell table:style-name="ce21" table:formula="of:=[octo.BM31]" office:value-type="currency" office:currency="USD" office:value="2.4">
            <text:p>$2.400</text:p>
          </table:table-cell>
          <table:table-cell table:style-name="ce24" table:formula="of:=[.R38]/[.R$61]" office:value-type="percentage" office:value="0.000262482060991644">
            <text:p>0.0%</text:p>
          </table:table-cell>
          <table:table-cell table:formula="of:=[octo.BH3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5</text:p>
          </table:table-cell>
          <table:table-cell office:value-type="string">
            <text:p><text:s/>1</text:p>
          </table:table-cell>
          <table:table-cell office:value-type="string">
            <text:p><text:s/>1uH 3.7A</text:p>
          </table:table-cell>
          <table:table-cell office:value-type="string">
            <text:p><text:s/>Bourns</text:p>
          </table:table-cell>
          <table:table-cell office:value-type="string">
            <text:p><text:s/>SRN4018-1R0Y</text:p>
          </table:table-cell>
          <table:table-cell office:value-type="string">
            <text:p><text:s/>INDUCTOR_4x4</text:p>
          </table:table-cell>
          <table:table-cell office:value-type="string">
            <text:p><text:s/>SMT</text:p>
          </table:table-cell>
          <table:table-cell office:value-type="string">
            <text:p><text:s/>L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ferrite 30% 3.7A</text:p>
          </table:table-cell>
          <table:table-cell table:style-name="ce19" office:value-type="string">
            <text:p>&gt;= 3.5A</text:p>
          </table:table-cell>
          <table:table-cell office:value-type="string">
            <text:p><text:s/>inductor; use: SMPS</text:p>
          </table:table-cell>
          <table:table-cell table:style-name="ce21" table:formula="of:=[octo.BK32]" office:value-type="currency" office:currency="USD" office:value="0.204">
            <text:p>$0.204</text:p>
          </table:table-cell>
          <table:table-cell table:style-name="ce21" table:formula="of:=[octo.BL32]" office:value-type="currency" office:currency="USD" office:value="0.204">
            <text:p>$0.204</text:p>
          </table:table-cell>
          <table:table-cell table:style-name="ce21" table:formula="of:=[octo.BM32]" office:value-type="currency" office:currency="USD" office:value="20.4">
            <text:p>$20.400</text:p>
          </table:table-cell>
          <table:table-cell table:style-name="ce24" table:formula="of:=[.R39]/[.R$61]" office:value-type="percentage" office:value="0.00223109751842897">
            <text:p>0.2%</text:p>
          </table:table-cell>
          <table:table-cell table:formula="of:=[octo.BH32]" office:value-type="string" office:string-value="Newark">
            <text:p>Newark</text:p>
          </table:table-cell>
          <table:table-cell table:number-columns-repeated="1004"/>
        </table:table-row>
        <table:table-row table:style-name="ro5">
          <table:table-cell office:value-type="string">
            <text:p>#36</text:p>
          </table:table-cell>
          <table:table-cell office:value-type="string">
            <text:p><text:s/>2</text:p>
          </table:table-cell>
          <table:table-cell office:value-type="string">
            <text:p><text:s/>TVS 3.3V</text:p>
          </table:table-cell>
          <table:table-cell office:value-type="string">
            <text:p><text:s/>Bourns</text:p>
          </table:table-cell>
          <table:table-cell office:value-type="string">
            <text:p><text:s/>CDSOD323-T03C</text:p>
          </table:table-cell>
          <table:table-cell office:value-type="string">
            <text:p><text:s/>SOD323</text:p>
          </table:table-cell>
          <table:table-cell office:value-type="string">
            <text:p><text:s/>SMT</text:p>
          </table:table-cell>
          <table:table-cell office:value-type="string">
            <text:p><text:s/>Z401 Z402</text:p>
          </table:table-cell>
          <table:table-cell office:value-type="string">
            <text:p><text:s/>3C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w 4.0Vbr 7.0Vclamp 3pF</text:p>
          </table:table-cell>
          <table:table-cell office:value-type="string">
            <text:p><text:s/></text:p>
          </table:table-cell>
          <table:table-cell office:value-type="string">
            <text:p><text:s/>bi-directional TVS</text:p>
          </table:table-cell>
          <table:table-cell table:style-name="ce21" table:formula="of:=[octo.BK33]" office:value-type="currency" office:currency="USD" office:value="0.412">
            <text:p>$0.412</text:p>
          </table:table-cell>
          <table:table-cell table:style-name="ce21" table:formula="of:=[octo.BL33]" office:value-type="currency" office:currency="USD" office:value="0.824">
            <text:p>$0.824</text:p>
          </table:table-cell>
          <table:table-cell table:style-name="ce21" table:formula="of:=[octo.BM33]" office:value-type="currency" office:currency="USD" office:value="82.4">
            <text:p>$82.400</text:p>
          </table:table-cell>
          <table:table-cell table:style-name="ce24" table:formula="of:=[.R40]/[.R$61]" office:value-type="percentage" office:value="0.00901188409404645">
            <text:p>0.9%</text:p>
          </table:table-cell>
          <table:table-cell table:formula="of:=[octo.BH33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7</text:p>
          </table:table-cell>
          <table:table-cell office:value-type="string">
            <text:p><text:s/>1</text:p>
          </table:table-cell>
          <table:table-cell office:value-type="string">
            <text:p><text:s/>SR 5A 40V</text:p>
          </table:table-cell>
          <table:table-cell office:value-type="string">
            <text:p><text:s/>Vishay</text:p>
          </table:table-cell>
          <table:table-cell office:value-type="string">
            <text:p><text:s/>SSB44-E3/52T</text:p>
          </table:table-cell>
          <table:table-cell office:value-type="string">
            <text:p><text:s/>DO214_AA</text:p>
          </table:table-cell>
          <table:table-cell office:value-type="string">
            <text:p><text:s/>SMT</text:p>
          </table:table-cell>
          <table:table-cell office:value-type="string">
            <text:p><text:s/>D701</text:p>
          </table:table-cell>
          <table:table-cell office:value-type="string">
            <text:p><text:s/>S44</text:p>
          </table:table-cell>
          <table:table-cell office:value-type="string">
            <text:p><text:s/></text:p>
          </table:table-cell>
          <table:table-cell table:style-name="ce13" office:value-type="string">
            <text:p><text:s/>YES</text:p>
          </table:table-cell>
          <table:table-cell office:value-type="string">
            <text:p><text:s/>YES</text:p>
          </table:table-cell>
          <table:table-cell office:value-type="string">
            <text:p><text:s/>40V 0.42Vf 4.0AIf </text:p>
          </table:table-cell>
          <table:table-cell table:style-name="ce19" office:value-type="string">
            <text:p><text:s/>&lt;= 0.42 Vf</text:p>
          </table:table-cell>
          <table:table-cell office:value-type="string">
            <text:p><text:s/>Schottky rectifier; use: SMPS</text:p>
          </table:table-cell>
          <table:table-cell table:style-name="ce21" table:formula="of:=[octo.BK34]" office:value-type="currency" office:currency="USD" office:value="0.114">
            <text:p>$0.114</text:p>
          </table:table-cell>
          <table:table-cell table:style-name="ce21" table:formula="of:=[octo.BL34]" office:value-type="currency" office:currency="USD" office:value="0.114">
            <text:p>$0.114</text:p>
          </table:table-cell>
          <table:table-cell table:style-name="ce21" table:formula="of:=[octo.BM34]" office:value-type="currency" office:currency="USD" office:value="11.4">
            <text:p>$11.400</text:p>
          </table:table-cell>
          <table:table-cell table:style-name="ce24" table:formula="of:=[.R41]/[.R$61]" office:value-type="percentage" office:value="0.00124678978971031">
            <text:p>0.1%</text:p>
          </table:table-cell>
          <table:table-cell table:formula="of:=[octo.BH3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8</text:p>
          </table:table-cell>
          <table:table-cell office:value-type="string">
            <text:p><text:s/>2</text:p>
          </table:table-cell>
          <table:table-cell office:value-type="string">
            <text:p><text:s/>LP5907 3.3V 250mA</text:p>
          </table:table-cell>
          <table:table-cell office:value-type="string">
            <text:p><text:s/>TI</text:p>
          </table:table-cell>
          <table:table-cell office:value-type="string">
            <text:p><text:s/>LP5907QMFX-3.3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104 U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5]" office:value-type="currency" office:currency="USD" office:value="0.433">
            <text:p>$0.433</text:p>
          </table:table-cell>
          <table:table-cell table:style-name="ce21" table:formula="of:=[octo.BL35]" office:value-type="currency" office:currency="USD" office:value="0.866">
            <text:p>$0.866</text:p>
          </table:table-cell>
          <table:table-cell table:style-name="ce21" table:formula="of:=[octo.BM35]" office:value-type="currency" office:currency="USD" office:value="86.6">
            <text:p>$86.600</text:p>
          </table:table-cell>
          <table:table-cell table:style-name="ce24" table:formula="of:=[.R42]/[.R$61]" office:value-type="percentage" office:value="0.00947122770078182">
            <text:p>0.9%</text:p>
          </table:table-cell>
          <table:table-cell table:formula="of:=[octo.BH3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9</text:p>
          </table:table-cell>
          <table:table-cell office:value-type="string">
            <text:p><text:s/>1</text:p>
          </table:table-cell>
          <table:table-cell office:value-type="string">
            <text:p><text:s/>LP5907 1.8V 250mA</text:p>
          </table:table-cell>
          <table:table-cell office:value-type="string">
            <text:p><text:s/>TI</text:p>
          </table:table-cell>
          <table:table-cell office:value-type="string">
            <text:p><text:s/>LP5907QMFX-1.8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.8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6]" office:value-type="currency" office:currency="USD" office:value="0.433">
            <text:p>$0.433</text:p>
          </table:table-cell>
          <table:table-cell table:style-name="ce21" table:formula="of:=[octo.BL36]" office:value-type="currency" office:currency="USD" office:value="0.433">
            <text:p>$0.433</text:p>
          </table:table-cell>
          <table:table-cell table:style-name="ce21" table:formula="of:=[octo.BM36]" office:value-type="currency" office:currency="USD" office:value="43.3">
            <text:p>$43.300</text:p>
          </table:table-cell>
          <table:table-cell table:style-name="ce24" table:formula="of:=[.R43]/[.R$61]" office:value-type="percentage" office:value="0.00473561385039091">
            <text:p>0.5%</text:p>
          </table:table-cell>
          <table:table-cell table:formula="of:=[octo.BH3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0</text:p>
          </table:table-cell>
          <table:table-cell office:value-type="string">
            <text:p><text:s/>1</text:p>
          </table:table-cell>
          <table:table-cell office:value-type="string">
            <text:p><text:s/>LMR10530Y 1.0V 3A</text:p>
          </table:table-cell>
          <table:table-cell office:value-type="string">
            <text:p><text:s/>TI</text:p>
          </table:table-cell>
          <table:table-cell office:value-type="string">
            <text:p><text:s/>LMR10530YSD/NOPB</text:p>
          </table:table-cell>
          <table:table-cell office:value-type="string">
            <text:p><text:s/>WSON10</text:p>
          </table:table-cell>
          <table:table-cell office:value-type="string">
            <text:p><text:s/>SMT</text:p>
          </table:table-cell>
          <table:table-cell office:value-type="string">
            <text:p><text:s/>U7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.5Vin 3A 3MHz</text:p>
          </table:table-cell>
          <table:table-cell office:value-type="string">
            <text:p><text:s/></text:p>
          </table:table-cell>
          <table:table-cell office:value-type="string">
            <text:p><text:s/>step-down voltage reg</text:p>
          </table:table-cell>
          <table:table-cell table:style-name="ce21" table:formula="of:=[octo.BK37]" office:value-type="currency" office:currency="USD" office:value="1.134">
            <text:p>$1.134</text:p>
          </table:table-cell>
          <table:table-cell table:style-name="ce21" table:formula="of:=[octo.BL37]" office:value-type="currency" office:currency="USD" office:value="1.134">
            <text:p>$1.134</text:p>
          </table:table-cell>
          <table:table-cell table:style-name="ce21" table:formula="of:=[octo.BM37]" office:value-type="currency" office:currency="USD" office:value="113.4">
            <text:p>$113.400</text:p>
          </table:table-cell>
          <table:table-cell table:style-name="ce24" table:formula="of:=[.R44]/[.R$61]" office:value-type="percentage" office:value="0.0124022773818552">
            <text:p>1.2%</text:p>
          </table:table-cell>
          <table:table-cell table:formula="of:=[octo.BH3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1</text:p>
          </table:table-cell>
          <table:table-cell office:value-type="string">
            <text:p><text:s/>1</text:p>
          </table:table-cell>
          <table:table-cell office:value-type="string">
            <text:p><text:s/>Artix-7 A35</text:p>
          </table:table-cell>
          <table:table-cell office:value-type="string">
            <text:p><text:s/>Xilinx</text:p>
          </table:table-cell>
          <table:table-cell office:value-type="string">
            <text:p><text:s/>XC7A35T-1FTG256C</text:p>
          </table:table-cell>
          <table:table-cell office:value-type="string">
            <text:p><text:s/>FTG256</text:p>
          </table:table-cell>
          <table:table-cell office:value-type="string">
            <text:p><text:s/>SMT</text:p>
          </table:table-cell>
          <table:table-cell office:value-type="string">
            <text:p><text:s/>U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7x17 1.0mm BGA</text:p>
          </table:table-cell>
          <table:table-cell office:value-type="string">
            <text:p><text:s/></text:p>
          </table:table-cell>
          <table:table-cell office:value-type="string">
            <text:p><text:s/>FPGA</text:p>
          </table:table-cell>
          <table:table-cell table:style-name="ce21" table:formula="of:=[octo.BK38]" office:value-type="currency" office:currency="USD" office:value="33.8545">
            <text:p>$33.855</text:p>
          </table:table-cell>
          <table:table-cell table:style-name="ce21" table:formula="of:=[octo.BL38]" office:value-type="currency" office:currency="USD" office:value="33.8545">
            <text:p>$33.855</text:p>
          </table:table-cell>
          <table:table-cell table:style-name="ce21" table:formula="of:=[octo.BM38]" office:value-type="currency" office:currency="USD" office:value="3385.45">
            <text:p>$3,385.450</text:p>
          </table:table-cell>
          <table:table-cell table:style-name="ce25" table:formula="of:=[.R45]/[.R$61]" office:value-type="percentage" office:value="0.370258288910067">
            <text:p>37.0%</text:p>
          </table:table-cell>
          <table:table-cell table:formula="of:=[octo.BH38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42</text:p>
          </table:table-cell>
          <table:table-cell office:value-type="string">
            <text:p><text:s/>1</text:p>
          </table:table-cell>
          <table:table-cell office:value-type="string">
            <text:p><text:s/>SE4150L</text:p>
          </table:table-cell>
          <table:table-cell office:value-type="string">
            <text:p><text:s/>Skyworks</text:p>
          </table:table-cell>
          <table:table-cell office:value-type="string">
            <text:p><text:s/>SE4150L-R</text:p>
          </table:table-cell>
          <table:table-cell office:value-type="string">
            <text:p><text:s/>QFN24</text:p>
          </table:table-cell>
          <table:table-cell office:value-type="string">
            <text:p><text:s/>SMT</text:p>
          </table:table-cell>
          <table:table-cell office:value-type="string">
            <text:p><text:s/>U1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GPS front-end</text:p>
          </table:table-cell>
          <table:table-cell table:style-name="ce21" table:formula="of:=[octo.BK39]" office:value-type="currency" office:currency="USD" office:value="2.51">
            <text:p>$2.510</text:p>
          </table:table-cell>
          <table:table-cell table:style-name="ce21" table:formula="of:=[octo.BL39]" office:value-type="currency" office:currency="USD" office:value="2.51">
            <text:p>$2.510</text:p>
          </table:table-cell>
          <table:table-cell table:style-name="ce21" table:formula="of:=[octo.BM39]" office:value-type="currency" office:currency="USD" office:value="251">
            <text:p>$251.000</text:p>
          </table:table-cell>
          <table:table-cell table:style-name="ce24" table:formula="of:=[.R46]/[.R$61]" office:value-type="percentage" office:value="0.0274512488787094">
            <text:p>2.7%</text:p>
          </table:table-cell>
          <table:table-cell table:formula="of:=[octo.BH39]" office:value-type="string" office:string-value="Digi-Key">
            <text:p>Digi-Key</text:p>
          </table:table-cell>
          <table:table-cell table:number-columns-repeated="1004"/>
        </table:table-row>
        <table:table-row table:style-name="ro2">
          <table:table-cell office:value-type="string">
            <text:p>#43</text:p>
          </table:table-cell>
          <table:table-cell office:value-type="string">
            <text:p><text:s/>1</text:p>
          </table:table-cell>
          <table:table-cell office:value-type="string">
            <text:p><text:s/>EEPROM 32Kx8</text:p>
          </table:table-cell>
          <table:table-cell office:value-type="string">
            <text:p><text:s/>On Semi</text:p>
          </table:table-cell>
          <table:table-cell office:value-type="string">
            <text:p><text:s/>CAT24C256YI-GT3</text:p>
          </table:table-cell>
          <table:table-cell office:value-type="string">
            <text:p><text:s/>TSSOP8</text:p>
          </table:table-cell>
          <table:table-cell office:value-type="string">
            <text:p><text:s/>SMT</text:p>
          </table:table-cell>
          <table:table-cell office:value-type="string">
            <text:p><text:s/>U3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6kb=32kx8b 100k/400k/1MHz I2C</text:p>
          </table:table-cell>
          <table:table-cell office:value-type="string">
            <text:p><text:s/></text:p>
          </table:table-cell>
          <table:table-cell office:value-type="string">
            <text:p><text:s/>EEPROM</text:p>
          </table:table-cell>
          <table:table-cell table:style-name="ce21" table:formula="of:=[octo.BK40]" office:value-type="currency" office:currency="USD" office:value="0.462">
            <text:p>$0.462</text:p>
          </table:table-cell>
          <table:table-cell table:style-name="ce21" table:formula="of:=[octo.BL40]" office:value-type="currency" office:currency="USD" office:value="0.462">
            <text:p>$0.462</text:p>
          </table:table-cell>
          <table:table-cell table:style-name="ce21" table:formula="of:=[octo.BM40]" office:value-type="currency" office:currency="USD" office:value="46.2">
            <text:p>$46.200</text:p>
          </table:table-cell>
          <table:table-cell table:style-name="ce24" table:formula="of:=[.R47]/[.R$61]" office:value-type="percentage" office:value="0.00505277967408915">
            <text:p>0.5%</text:p>
          </table:table-cell>
          <table:table-cell table:formula="of:=[octo.BH4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4</text:p>
          </table:table-cell>
          <table:table-cell office:value-type="string">
            <text:p><text:s/>2</text:p>
          </table:table-cell>
          <table:table-cell office:value-type="string">
            <text:p><text:s/>NC7SZ125</text:p>
          </table:table-cell>
          <table:table-cell office:value-type="string">
            <text:p><text:s/>Fairchild</text:p>
          </table:table-cell>
          <table:table-cell office:value-type="string">
            <text:p><text:s/>NC7SZ125P5X</text:p>
          </table:table-cell>
          <table:table-cell office:value-type="string">
            <text:p><text:s/>SC70_5</text:p>
          </table:table-cell>
          <table:table-cell office:value-type="string">
            <text:p><text:s/>SMT</text:p>
          </table:table-cell>
          <table:table-cell office:value-type="string">
            <text:p><text:s/>U403 U406</text:p>
          </table:table-cell>
          <table:table-cell office:value-type="string">
            <text:p><text:s/>Z25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.6nsTpd</text:p>
          </table:table-cell>
          <table:table-cell office:value-type="string">
            <text:p><text:s/></text:p>
          </table:table-cell>
          <table:table-cell office:value-type="string">
            <text:p><text:s/>clock buffer</text:p>
          </table:table-cell>
          <table:table-cell table:style-name="ce21" table:formula="of:=[octo.BK41]" office:value-type="currency" office:currency="USD" office:value="0.049">
            <text:p>$0.049</text:p>
          </table:table-cell>
          <table:table-cell table:style-name="ce21" table:formula="of:=[octo.BL41]" office:value-type="currency" office:currency="USD" office:value="0.098">
            <text:p>$0.098</text:p>
          </table:table-cell>
          <table:table-cell table:style-name="ce21" table:formula="of:=[octo.BM41]" office:value-type="currency" office:currency="USD" office:value="9.8">
            <text:p>$9.800</text:p>
          </table:table-cell>
          <table:table-cell table:style-name="ce24" table:formula="of:=[.R48]/[.R$61]" office:value-type="percentage" office:value="0.00107180174904921">
            <text:p>0.1%</text:p>
          </table:table-cell>
          <table:table-cell table:formula="of:=[octo.BH41]" office:value-type="string" office:string-value="Newark">
            <text:p>Newark</text:p>
          </table:table-cell>
          <table:table-cell table:number-columns-repeated="1004"/>
        </table:table-row>
        <table:table-row table:style-name="ro2">
          <table:table-cell office:value-type="string">
            <text:p>#45</text:p>
          </table:table-cell>
          <table:table-cell office:value-type="string">
            <text:p><text:s/>1</text:p>
          </table:table-cell>
          <table:table-cell office:value-type="string">
            <text:p><text:s/>LTC2248</text:p>
          </table:table-cell>
          <table:table-cell office:value-type="string">
            <text:p><text:s/>Linear Tech</text:p>
          </table:table-cell>
          <table:table-cell office:value-type="string">
            <text:p><text:s/>LTC2248CUH#PBF</text:p>
          </table:table-cell>
          <table:table-cell office:value-type="string">
            <text:p><text:s/>QFN32</text:p>
          </table:table-cell>
          <table:table-cell office:value-type="string">
            <text:p><text:s/>SMT</text:p>
          </table:table-cell>
          <table:table-cell office:value-type="string">
            <text:p><text:s/>U4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4-bit 65MHz 240mW</text:p>
          </table:table-cell>
          <table:table-cell office:value-type="string">
            <text:p><text:s/></text:p>
          </table:table-cell>
          <table:table-cell office:value-type="string">
            <text:p><text:s/>ADC</text:p>
          </table:table-cell>
          <table:table-cell table:style-name="ce21" table:formula="of:=[octo.BK42]" office:value-type="currency" office:currency="USD" office:value="27.6899">
            <text:p>$27.690</text:p>
          </table:table-cell>
          <table:table-cell table:style-name="ce21" table:formula="of:=[octo.BL42]" office:value-type="currency" office:currency="USD" office:value="27.6899">
            <text:p>$27.690</text:p>
          </table:table-cell>
          <table:table-cell table:style-name="ce21" table:formula="of:=[octo.BM42]" office:value-type="currency" office:currency="USD" office:value="2768.99">
            <text:p>$2,768.990</text:p>
          </table:table-cell>
          <table:table-cell table:style-name="ce25" table:formula="of:=[.R49]/[.R$61]" office:value-type="percentage" office:value="0.302837584193855">
            <text:p>30.3%</text:p>
          </table:table-cell>
          <table:table-cell table:formula="of:=[octo.BH42]" office:value-type="string" office:string-value="Digi-Key">
            <text:p>Digi-Key</text:p>
          </table:table-cell>
          <table:table-cell table:number-columns-repeated="1004"/>
        </table:table-row>
        <table:table-row table:style-name="ro2">
          <table:table-cell office:value-type="string">
            <text:p>#46</text:p>
          </table:table-cell>
          <table:table-cell office:value-type="string">
            <text:p><text:s/>1</text:p>
          </table:table-cell>
          <table:table-cell office:value-type="string">
            <text:p><text:s/>LTC6401-20</text:p>
          </table:table-cell>
          <table:table-cell office:value-type="string">
            <text:p><text:s/>Linear Tech</text:p>
          </table:table-cell>
          <table:table-cell office:value-type="string">
            <text:p><text:s/>LTC6401CUD-20#PBF</text:p>
          </table:table-cell>
          <table:table-cell office:value-type="string">
            <text:p><text:s/>QFN16</text:p>
          </table:table-cell>
          <table:table-cell office:value-type="string">
            <text:p><text:s/>SMT</text:p>
          </table:table-cell>
          <table:table-cell office:value-type="string">
            <text:p><text:s/>U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+20dB 6.2dBNF 1.3GHz</text:p>
          </table:table-cell>
          <table:table-cell office:value-type="string">
            <text:p><text:s/></text:p>
          </table:table-cell>
          <table:table-cell office:value-type="string">
            <text:p><text:s/>differential ADC driver</text:p>
          </table:table-cell>
          <table:table-cell table:style-name="ce21" table:formula="of:=[octo.BK43]" office:value-type="currency" office:currency="USD" office:value="3.47">
            <text:p>$3.470</text:p>
          </table:table-cell>
          <table:table-cell table:style-name="ce21" table:formula="of:=[octo.BL43]" office:value-type="currency" office:currency="USD" office:value="3.47">
            <text:p>$3.470</text:p>
          </table:table-cell>
          <table:table-cell table:style-name="ce21" table:formula="of:=[octo.BM43]" office:value-type="currency" office:currency="USD" office:value="347">
            <text:p>$347.000</text:p>
          </table:table-cell>
          <table:table-cell table:style-name="ce25" table:formula="of:=[.R50]/[.R$61]" office:value-type="percentage" office:value="0.0379505313183752">
            <text:p>3.8%</text:p>
          </table:table-cell>
          <table:table-cell table:formula="of:=[octo.BH4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7</text:p>
          </table:table-cell>
          <table:table-cell office:value-type="string">
            <text:p><text:s/>5</text:p>
          </table:table-cell>
          <table:table-cell office:value-type="string">
            <text:p><text:s/>FB 600Z</text:p>
          </table:table-cell>
          <table:table-cell office:value-type="string">
            <text:p><text:s/>TDK</text:p>
          </table:table-cell>
          <table:table-cell office:value-type="string">
            <text:p><text:s/>MMZ1005B601C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2 L103 L104 L407 L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% 200mA 600Z@100M</text:p>
          </table:table-cell>
          <table:table-cell office:value-type="string">
            <text:p><text:s/></text:p>
          </table:table-cell>
          <table:table-cell office:value-type="string">
            <text:p><text:s/>ferrite chip</text:p>
          </table:table-cell>
          <table:table-cell table:style-name="ce21" table:formula="of:=[octo.BK44]" office:value-type="currency" office:currency="USD" office:value="0.018">
            <text:p>$0.018</text:p>
          </table:table-cell>
          <table:table-cell table:style-name="ce21" table:formula="of:=[octo.BL44]" office:value-type="currency" office:currency="USD" office:value="0.09">
            <text:p>$0.090</text:p>
          </table:table-cell>
          <table:table-cell table:style-name="ce21" table:formula="of:=[octo.BM44]" office:value-type="currency" office:currency="USD" office:value="9">
            <text:p>$9.000</text:p>
          </table:table-cell>
          <table:table-cell table:style-name="ce24" table:formula="of:=[.R51]/[.R$61]" office:value-type="percentage" office:value="0.000984307728718665">
            <text:p>0.1%</text:p>
          </table:table-cell>
          <table:table-cell table:formula="of:=[octo.BH44]" office:value-type="string" office:string-value="Newark">
            <text:p>Newark</text:p>
          </table:table-cell>
          <table:table-cell table:number-columns-repeated="1004"/>
        </table:table-row>
        <table:table-row table:style-name="ro4">
          <table:table-cell office:value-type="string">
            <text:p>#48</text:p>
          </table:table-cell>
          <table:table-cell office:value-type="string">
            <text:p><text:s/>1</text:p>
          </table:table-cell>
          <table:table-cell office:value-type="string">
            <text:p><text:s/>66.6666 MHz</text:p>
          </table:table-cell>
          <table:table-cell office:value-type="string">
            <text:p><text:s/>Conner Winfield</text:p>
          </table:table-cell>
          <table:table-cell office:value-type="string">
            <text:p><text:s/>CWX823-066.6666M</text:p>
          </table:table-cell>
          <table:table-cell office:value-type="string">
            <text:p><text:s/>XO</text:p>
          </table:table-cell>
          <table:table-cell office:value-type="string">
            <text:p><text:s/>SMT</text:p>
          </table:table-cell>
          <table:table-cell office:value-type="string">
            <text:p><text:s/>U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50ppm 1psTjms</text:p>
          </table:table-cell>
          <table:table-cell table:style-name="ce19" office:value-type="string">
            <text:p><text:s/>&lt;= 1ps RMS phase jitter</text:p>
          </table:table-cell>
          <table:table-cell office:value-type="string">
            <text:p><text:s/>XO: prototype with 66.6666 MHz since distributors stock this freq; for production special order 65.000 MHz from manufacturer</text:p>
          </table:table-cell>
          <table:table-cell table:style-name="ce21" table:formula="of:=[octo.BK45]" office:value-type="currency" office:currency="USD" office:value="2.0025">
            <text:p>$2.003</text:p>
          </table:table-cell>
          <table:table-cell table:style-name="ce21" table:formula="of:=[octo.BL45]" office:value-type="currency" office:currency="USD" office:value="2.0025">
            <text:p>$2.003</text:p>
          </table:table-cell>
          <table:table-cell table:style-name="ce21" table:formula="of:=[octo.BM45]" office:value-type="currency" office:currency="USD" office:value="200.25">
            <text:p>$200.250</text:p>
          </table:table-cell>
          <table:table-cell table:style-name="ce24" table:formula="of:=[.R52]/[.R$61]" office:value-type="percentage" office:value="0.0219008469639903">
            <text:p>2.2%</text:p>
          </table:table-cell>
          <table:table-cell table:formula="of:=[octo.BH45]" office:value-type="string" office:string-value="Digi-Key">
            <text:p>Digi-Key</text:p>
          </table:table-cell>
          <table:table-cell table:number-columns-repeated="1004"/>
        </table:table-row>
        <table:table-row table:style-name="ro2">
          <table:table-cell office:value-type="string">
            <text:p>#49</text:p>
          </table:table-cell>
          <table:table-cell office:value-type="string">
            <text:p><text:s/>1</text:p>
          </table:table-cell>
          <table:table-cell office:value-type="string">
            <text:p><text:s/>16.368 MHz</text:p>
          </table:table-cell>
          <table:table-cell office:value-type="string">
            <text:p><text:s/>TXC</text:p>
          </table:table-cell>
          <table:table-cell office:value-type="string">
            <text:p><text:s/>7Q-16.368MBG-T</text:p>
          </table:table-cell>
          <table:table-cell office:value-type="string">
            <text:p><text:s/>TCXO</text:p>
          </table:table-cell>
          <table:table-cell office:value-type="string">
            <text:p><text:s/>SMT</text:p>
          </table:table-cell>
          <table:table-cell office:value-type="string">
            <text:p><text:s/>X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clipped sinewave tempco 0.5ppm</text:p>
          </table:table-cell>
          <table:table-cell table:style-name="ce19" office:value-type="string">
            <text:p><text:s/>tempco 0.5 ppm</text:p>
          </table:table-cell>
          <table:table-cell office:value-type="string">
            <text:p><text:s/>TCXO</text:p>
          </table:table-cell>
          <table:table-cell table:style-name="ce21" table:formula="of:=[octo.BK46]" office:value-type="currency" office:currency="USD" office:value="1.59">
            <text:p>$1.590</text:p>
          </table:table-cell>
          <table:table-cell table:style-name="ce21" table:formula="of:=[octo.BL46]" office:value-type="currency" office:currency="USD" office:value="1.59">
            <text:p>$1.590</text:p>
          </table:table-cell>
          <table:table-cell table:style-name="ce21" table:formula="of:=[octo.BM46]" office:value-type="currency" office:currency="USD" office:value="159">
            <text:p>$159.000</text:p>
          </table:table-cell>
          <table:table-cell table:style-name="ce24" table:formula="of:=[.R53]/[.R$61]" office:value-type="percentage" office:value="0.0173894365406964">
            <text:p>1.7%</text:p>
          </table:table-cell>
          <table:table-cell table:formula="of:=[octo.BH4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0</text:p>
          </table:table-cell>
          <table:table-cell office:value-type="string">
            <text:p><text:s/>1</text:p>
          </table:table-cell>
          <table:table-cell office:value-type="string">
            <text:p><text:s/>SAW L1</text:p>
          </table:table-cell>
          <table:table-cell office:value-type="string">
            <text:p><text:s/>RFM</text:p>
          </table:table-cell>
          <table:table-cell office:value-type="string">
            <text:p><text:s/>SF1186G</text:p>
          </table:table-cell>
          <table:table-cell office:value-type="string">
            <text:p><text:s/>SAW</text:p>
          </table:table-cell>
          <table:table-cell office:value-type="string">
            <text:p><text:s/>SMT</text:p>
          </table:table-cell>
          <table:table-cell office:value-type="string">
            <text:p><text:s/>FL101</text:p>
          </table:table-cell>
          <table:table-cell office:value-type="string">
            <text:p><text:s/>2A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572.42MHz 2MHzBW</text:p>
          </table:table-cell>
          <table:table-cell office:value-type="string">
            <text:p><text:s/></text:p>
          </table:table-cell>
          <table:table-cell office:value-type="string">
            <text:p><text:s/>GPS SAW filter</text:p>
          </table:table-cell>
          <table:table-cell table:style-name="ce21" table:formula="of:=[octo.BK47]" office:value-type="currency" office:currency="USD" office:value="0.731">
            <text:p>$0.731</text:p>
          </table:table-cell>
          <table:table-cell table:style-name="ce21" table:formula="of:=[octo.BL47]" office:value-type="currency" office:currency="USD" office:value="0.731">
            <text:p>$0.731</text:p>
          </table:table-cell>
          <table:table-cell table:style-name="ce21" table:formula="of:=[octo.BM47]" office:value-type="currency" office:currency="USD" office:value="73.1">
            <text:p>$73.100</text:p>
          </table:table-cell>
          <table:table-cell table:style-name="ce24" table:formula="of:=[.R54]/[.R$61]" office:value-type="percentage" office:value="0.00799476610770383">
            <text:p>0.8%</text:p>
          </table:table-cell>
          <table:table-cell table:formula="of:=[octo.BH47]" office:value-type="string" office:string-value="Mouser">
            <text:p>Mouser</text:p>
          </table:table-cell>
          <table:table-cell table:number-columns-repeated="1004"/>
        </table:table-row>
        <table:table-row table:style-name="ro2">
          <table:table-cell office:value-type="string">
            <text:p>#51</text:p>
          </table:table-cell>
          <table:table-cell office:value-type="string">
            <text:p><text:s/>1</text:p>
          </table:table-cell>
          <table:table-cell office:value-type="string">
            <text:p><text:s/>TB_2</text:p>
          </table:table-cell>
          <table:table-cell office:value-type="string">
            <text:p><text:s/>TE Conn</text:p>
          </table:table-cell>
          <table:table-cell office:value-type="string">
            <text:p><text:s/>282834-2</text:p>
          </table:table-cell>
          <table:table-cell office:value-type="string">
            <text:p><text:s/>TB_2P_2_54MM</text:p>
          </table:table-cell>
          <table:table-cell office:value-type="string">
            <text:p><text:s/>T/H</text:p>
          </table:table-cell>
          <table:table-cell office:value-type="string">
            <text:p><text:s/>J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pos 2.54mm; fits 1.6mm/63mil thick PCB</text:p>
          </table:table-cell>
          <table:table-cell office:value-type="string">
            <text:p><text:s/></text:p>
          </table:table-cell>
          <table:table-cell office:value-type="string">
            <text:p><text:s/>terminal block side wire entry</text:p>
          </table:table-cell>
          <table:table-cell table:style-name="ce21" table:formula="of:=[octo.BK48]" office:value-type="currency" office:currency="USD" office:value="0.527">
            <text:p>$0.527</text:p>
          </table:table-cell>
          <table:table-cell table:style-name="ce21" table:formula="of:=[octo.BL48]" office:value-type="currency" office:currency="USD" office:value="0.527">
            <text:p>$0.527</text:p>
          </table:table-cell>
          <table:table-cell table:style-name="ce21" table:formula="of:=[octo.BM48]" office:value-type="currency" office:currency="USD" office:value="52.7">
            <text:p>$52.700</text:p>
          </table:table-cell>
          <table:table-cell table:style-name="ce24" table:formula="of:=[.R55]/[.R$61]" office:value-type="percentage" office:value="0.00576366858927485">
            <text:p>0.6%</text:p>
          </table:table-cell>
          <table:table-cell table:formula="of:=[octo.BH4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2</text:p>
          </table:table-cell>
          <table:table-cell office:value-type="string">
            <text:p><text:s/>1</text:p>
          </table:table-cell>
          <table:table-cell office:value-type="string">
            <text:p><text:s/>SMA</text:p>
          </table:table-cell>
          <table:table-cell office:value-type="string">
            <text:p><text:s/>Molex</text:p>
          </table:table-cell>
          <table:table-cell office:value-type="string">
            <text:p><text:s/>73251-1150</text:p>
          </table:table-cell>
          <table:table-cell office:value-type="string">
            <text:p><text:s/>SMA_EM</text:p>
          </table:table-cell>
          <table:table-cell office:value-type="string">
            <text:p><text:s/>EDGE</text:p>
          </table:table-cell>
          <table:table-cell office:value-type="string">
            <text:p><text:s/>J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0 Ohm; edge mount</text:p>
          </table:table-cell>
          <table:table-cell table:style-name="ce19" office:value-type="string">
            <text:p><text:s/>fits 1.6mm/63mil PCB thickness</text:p>
          </table:table-cell>
          <table:table-cell office:value-type="string">
            <text:p><text:s/>SMA connector</text:p>
          </table:table-cell>
          <table:table-cell table:style-name="ce21" table:formula="of:=[octo.BK49]" office:value-type="currency" office:currency="USD" office:value="2.74">
            <text:p>$2.740</text:p>
          </table:table-cell>
          <table:table-cell table:style-name="ce21" table:formula="of:=[octo.BL49]" office:value-type="currency" office:currency="USD" office:value="2.74">
            <text:p>$2.740</text:p>
          </table:table-cell>
          <table:table-cell table:style-name="ce21" table:formula="of:=[octo.BM49]" office:value-type="currency" office:currency="USD" office:value="274">
            <text:p>$274.000</text:p>
          </table:table-cell>
          <table:table-cell table:style-name="ce26" table:formula="of:=[.R56]/[.R$61]" office:value-type="percentage" office:value="0.0299667019632127">
            <text:p>3.0%</text:p>
          </table:table-cell>
          <table:table-cell table:formula="of:=[octo.BH49]" office:value-type="string" office:string-value="Newark">
            <text:p>Newark</text:p>
          </table:table-cell>
          <table:table-cell table:number-columns-repeated="1004"/>
        </table:table-row>
        <table:table-row table:style-name="ro2">
          <table:table-cell office:value-type="string">
            <text:p>#53</text:p>
          </table:table-cell>
          <table:table-cell office:value-type="string">
            <text:p><text:s/>2</text:p>
          </table:table-cell>
          <table:table-cell office:value-type="string">
            <text:p><text:s/>BEAGLEBONE_BLACK</text:p>
          </table:table-cell>
          <table:table-cell office:value-type="string">
            <text:p><text:s/>TE Conn</text:p>
          </table:table-cell>
          <table:table-cell office:value-type="string">
            <text:p><text:s/>6-146253-3</text:p>
          </table:table-cell>
          <table:table-cell office:value-type="string">
            <text:p><text:s/>BEAGLEBONE_BLACK</text:p>
          </table:table-cell>
          <table:table-cell office:value-type="string">
            <text:p><text:s/>T/H</text:p>
          </table:table-cell>
          <table:table-cell office:value-type="string">
            <text:p><text:s/>ZB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3 rows; 2 pins/row; 2.54mm/0.1in; 8.08mm tail length</text:p>
          </table:table-cell>
          <table:table-cell table:style-name="ce20" office:value-type="string">
            <text:p><text:s/>non-std tail length 8.08mm</text:p>
          </table:table-cell>
          <table:table-cell office:value-type="string">
            <text:p><text:s/>13x2 0.1 inch header connector</text:p>
          </table:table-cell>
          <table:table-cell table:style-name="ce21" table:formula="of:=[octo.BK50]" office:value-type="currency" office:currency="USD" office:value="2.82">
            <text:p>$2.820</text:p>
          </table:table-cell>
          <table:table-cell table:style-name="ce21" table:formula="of:=[octo.BL50]" office:value-type="currency" office:currency="USD" office:value="5.64">
            <text:p>$5.640</text:p>
          </table:table-cell>
          <table:table-cell table:style-name="ce21" table:formula="of:=[octo.BM50]" office:value-type="currency" office:currency="USD" office:value="564">
            <text:p>$564.000</text:p>
          </table:table-cell>
          <table:table-cell table:style-name="ce25" table:formula="of:=[.R57]/[.R$61]" office:value-type="percentage" office:value="0.0616832843330364">
            <text:p>6.2%</text:p>
          </table:table-cell>
          <table:table-cell table:formula="of:=[octo.BH5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4</text:p>
          </table:table-cell>
          <table:table-cell office:value-type="string">
            <text:p><text:s/>2</text:p>
          </table:table-cell>
          <table:table-cell office:value-type="string">
            <text:p><text:s/>RF_SHIELD 29x19</text:p>
          </table:table-cell>
          <table:table-cell office:value-type="string">
            <text:p><text:s/>Laird</text:p>
          </table:table-cell>
          <table:table-cell office:value-type="string">
            <text:p><text:s/>BMI-S-209-F</text:p>
          </table:table-cell>
          <table:table-cell office:value-type="string">
            <text:p><text:s/>*</text:p>
          </table:table-cell>
          <table:table-cell office:value-type="string">
            <text:p><text:s/>SMT</text:p>
          </table:table-cell>
          <table:table-cell office:value-type="string">
            <text:p><text:s/>ZR401 ZR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; 7mm high</text:p>
          </table:table-cell>
          <table:table-cell office:value-type="string">
            <text:p><text:s/></text:p>
          </table:table-cell>
          <table:table-cell office:value-type="string">
            <text:p><text:s/>RF shield frame</text:p>
          </table:table-cell>
          <table:table-cell table:style-name="ce21" table:formula="of:=[octo.BK51]" office:value-type="currency" office:currency="USD" office:value="1.02">
            <text:p>$1.020</text:p>
          </table:table-cell>
          <table:table-cell table:style-name="ce21" table:formula="of:=[octo.BL51]" office:value-type="currency" office:currency="USD" office:value="2.04">
            <text:p>$2.040</text:p>
          </table:table-cell>
          <table:table-cell table:style-name="ce21" table:formula="of:=[octo.BM51]" office:value-type="currency" office:currency="USD" office:value="204">
            <text:p>$204.000</text:p>
          </table:table-cell>
          <table:table-cell table:style-name="ce27" table:formula="of:=([.R58]+[.R59])/[.R$61]" office:value-type="percentage" office:value="0.0375239979692638" table:number-columns-spanned="1" table:number-rows-spanned="2">
            <text:p>3.8%</text:p>
          </table:table-cell>
          <table:table-cell table:formula="of:=[octo.BH51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5</text:p>
          </table:table-cell>
          <table:table-cell office:value-type="string">
            <text:p><text:s/>2</text:p>
          </table:table-cell>
          <table:table-cell office:value-type="string">
            <text:p><text:s/>RF_SHIELD_COVER 29x19</text:p>
          </table:table-cell>
          <table:table-cell office:value-type="string">
            <text:p><text:s/>Laird</text:p>
          </table:table-cell>
          <table:table-cell office:value-type="string">
            <text:p><text:s/>BMI-S-209-C</text:p>
          </table:table-cell>
          <table:table-cell office:value-type="string">
            <text:p><text:s/>RF_SHIELD_COVER</text:p>
          </table:table-cell>
          <table:table-cell office:value-type="string">
            <text:p><text:s/>MANUAL</text:p>
          </table:table-cell>
          <table:table-cell office:value-type="string">
            <text:p><text:s/>ZR102 Z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</text:p>
          </table:table-cell>
          <table:table-cell office:value-type="string">
            <text:p><text:s/></text:p>
          </table:table-cell>
          <table:table-cell office:value-type="string">
            <text:p><text:s/>RF shield cover; manual install</text:p>
          </table:table-cell>
          <table:table-cell table:style-name="ce21" table:formula="of:=[octo.BK52]" office:value-type="currency" office:currency="USD" office:value="0.6955">
            <text:p>$0.696</text:p>
          </table:table-cell>
          <table:table-cell table:style-name="ce21" table:formula="of:=[octo.BL52]" office:value-type="currency" office:currency="USD" office:value="1.391">
            <text:p>$1.391</text:p>
          </table:table-cell>
          <table:table-cell table:style-name="ce21" table:formula="of:=[octo.BM52]" office:value-type="currency" office:currency="USD" office:value="139.1">
            <text:p>$139.100</text:p>
          </table:table-cell>
          <table:covered-table-cell table:style-name="Default"/>
          <table:table-cell table:formula="of:=[octo.BH52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table:style-name="ce22" table:formula="of:=SUM([.R10:.R59])" office:value-type="currency" office:currency="USD" office:value="9143.482">
            <text:p>$9,143.48</text:p>
          </table:table-cell>
          <table:table-cell table:number-columns-repeated="1006"/>
        </table:table-row>
        <table:table-row table:style-name="ro3">
          <table:table-cell table:number-columns-repeated="17"/>
          <table:table-cell table:style-name="ce23" table:formula="of:=[.R61]/100" office:value-type="currency" office:currency="USD" office:value="91.43482">
            <text:p>$91.43</text:p>
          </table:table-cell>
          <table:table-cell table:number-columns-repeated="100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to" table:style-name="ta1" table:print="false">
        <table:table-column table:style-name="co15" table:number-columns-repeated="33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Line Item</text:p>
          </table:table-cell>
          <table:table-cell office:value-type="string">
            <text:p>Manufacturer</text:p>
          </table:table-cell>
          <table:table-cell office:value-type="string">
            <text:p>MPN</text:p>
          </table:table-cell>
          <table:table-cell office:value-type="string">
            <text:p>Octopart URL</text:p>
          </table:table-cell>
          <table:table-cell office:value-type="string">
            <text:p>Schematic Reference</text:p>
          </table:table-cell>
          <table:table-cell office:value-type="string">
            <text:p>Internal Part Number</text:p>
          </table:table-cell>
          <table:table-cell office:value-type="string">
            <text:p>Description</text:p>
          </table:table-cell>
          <table:table-cell office:value-type="string">
            <text:p>Total Qty (@ Batch Size: 100)</text:p>
          </table:table-cell>
          <table:table-cell table:number-columns-repeated="4" office:value-type="string">
            <text:p>SKU</text:p>
          </table:table-cell>
          <table:table-cell table:number-columns-repeated="4" office:value-type="string">
            <text:p>Packaging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9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J-2GE0R00X</text:p>
          </table:table-cell>
          <table:table-cell office:value-type="string">
            <text:p>Panasonic</text:p>
          </table:table-cell>
          <table:table-cell office:value-type="string">
            <text:p>ERJ-2GE0R00X</text:p>
          </table:table-cell>
          <table:table-cell office:value-type="string">
            <text:p>https://octopart.com/erj-2ge0r00x-panasonic-55404976</text:p>
          </table:table-cell>
          <table:table-cell office:value-type="string">
            <text:p>R306 R307 R408</text:p>
          </table:table-cell>
          <table:table-cell/>
          <table:table-cell office:value-type="string">
            <text:p>0R</text:p>
          </table:table-cell>
          <table:table-cell office:value-type="float" office:value="300">
            <text:p>300</text:p>
          </table:table-cell>
          <table:table-cell office:value-type="string">
            <text:p>ERJ-2GE0R00X</text:p>
          </table:table-cell>
          <table:table-cell office:value-type="string">
            <text:p>P0.0JCT-ND</text:p>
          </table:table-cell>
          <table:table-cell office:value-type="string">
            <text:p>ERJ-2GE0R00X</text:p>
          </table:table-cell>
          <table:table-cell office:value-type="string">
            <text:p>97W718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GE0R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string">
            <text:p>Panasonic</text:p>
          </table:table-cell>
          <table:table-cell office:value-type="string">
            <text:p>ERJ-2RKF10R0X</text:p>
          </table:table-cell>
          <table:table-cell office:value-type="string">
            <text:p>https://octopart.com/erj-2rkf10r0x-panasonic-55404982</text:p>
          </table:table-cell>
          <table:table-cell office:value-type="string">
            <text:p>R701</text:p>
          </table:table-cell>
          <table:table-cell/>
          <table:table-cell office:value-type="string">
            <text:p>10R</text:p>
          </table:table-cell>
          <table:table-cell office:value-type="float" office:value="100">
            <text:p>100</text:p>
          </table:table-cell>
          <table:table-cell office:value-type="string">
            <text:p>ERJ-2RKF10R0X/BKN</text:p>
          </table:table-cell>
          <table:table-cell office:value-type="string">
            <text:p>P10.0LCT-ND</text:p>
          </table:table-cell>
          <table:table-cell office:value-type="string">
            <text:p>ERJ-2RKF10R0X</text:p>
          </table:table-cell>
          <table:table-cell office:value-type="string">
            <text:p>90W294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string">
            <text:p>Panasonic</text:p>
          </table:table-cell>
          <table:table-cell office:value-type="string">
            <text:p>ERJ-2RKF28R7X</text:p>
          </table:table-cell>
          <table:table-cell office:value-type="string">
            <text:p>https://octopart.com/erj-2rkf28r7x-panasonic-55421082</text:p>
          </table:table-cell>
          <table:table-cell office:value-type="string">
            <text:p>R403</text:p>
          </table:table-cell>
          <table:table-cell/>
          <table:table-cell office:value-type="string">
            <text:p>28R7</text:p>
          </table:table-cell>
          <table:table-cell office:value-type="float" office:value="100">
            <text:p>100</text:p>
          </table:table-cell>
          <table:table-cell office:value-type="string">
            <text:p>ERJ-2RKF28R7X</text:p>
          </table:table-cell>
          <table:table-cell office:value-type="string">
            <text:p>P28.7LCT-ND</text:p>
          </table:table-cell>
          <table:table-cell office:value-type="string">
            <text:p>ERJ-2RKF28R7X</text:p>
          </table:table-cell>
          <table:table-cell office:value-type="string">
            <text:p>90W302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 office:value-type="string">
            <text:p>ERJ-2RKF28R7X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/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string">
            <text:p>Panasonic</text:p>
          </table:table-cell>
          <table:table-cell office:value-type="string">
            <text:p>ERJ-2RKF66R5X</text:p>
          </table:table-cell>
          <table:table-cell office:value-type="string">
            <text:p>https://octopart.com/erj-2rkf66r5x-panasonic-55421263</text:p>
          </table:table-cell>
          <table:table-cell office:value-type="string">
            <text:p>R402</text:p>
          </table:table-cell>
          <table:table-cell/>
          <table:table-cell office:value-type="string">
            <text:p>66R5</text:p>
          </table:table-cell>
          <table:table-cell office:value-type="float" office:value="100">
            <text:p>100</text:p>
          </table:table-cell>
          <table:table-cell office:value-type="string">
            <text:p>ERJ-2RKF66R5X/BKN</text:p>
          </table:table-cell>
          <table:table-cell office:value-type="string">
            <text:p>P66.5LCT-ND</text:p>
          </table:table-cell>
          <table:table-cell office:value-type="string">
            <text:p>ERJ-2RKF66R5X</text:p>
          </table:table-cell>
          <table:table-cell office:value-type="string">
            <text:p>90W3071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ERJ-2RKF66R5X/BKN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office:value-type="string">
            <text:p>ERJ-2RKF66R5X/BKN</text:p>
          </table:table-cell>
          <table:table-cell/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0X</text:p>
          </table:table-cell>
          <table:table-cell office:value-type="string">
            <text:p>Panasonic</text:p>
          </table:table-cell>
          <table:table-cell office:value-type="string">
            <text:p>ERJ-2RKF1000X</text:p>
          </table:table-cell>
          <table:table-cell office:value-type="string">
            <text:p>https://octopart.com/erj-2rkf1000x-panasonic-55403628</text:p>
          </table:table-cell>
          <table:table-cell office:value-type="string">
            <text:p>R101 R102 R103 R401</text:p>
          </table:table-cell>
          <table:table-cell/>
          <table:table-cell office:value-type="string">
            <text:p>100R</text:p>
          </table:table-cell>
          <table:table-cell office:value-type="float" office:value="400">
            <text:p>400</text:p>
          </table:table-cell>
          <table:table-cell office:value-type="string">
            <text:p>ERJ-2RKF1000X</text:p>
          </table:table-cell>
          <table:table-cell office:value-type="string">
            <text:p>P100LCT-ND</text:p>
          </table:table-cell>
          <table:table-cell office:value-type="string">
            <text:p>ERJ-2RKF1000X</text:p>
          </table:table-cell>
          <table:table-cell office:value-type="string">
            <text:p>90W2947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J-2RKF5601X</text:p>
          </table:table-cell>
          <table:table-cell office:value-type="string">
            <text:p>Panasonic</text:p>
          </table:table-cell>
          <table:table-cell office:value-type="string">
            <text:p>ERJ-2RKF5601X</text:p>
          </table:table-cell>
          <table:table-cell office:value-type="string">
            <text:p>https://octopart.com/erj-2rkf5601x-panasonic-12614766</text:p>
          </table:table-cell>
          <table:table-cell office:value-type="string">
            <text:p>R301 R302 R303 R304 R305</text:p>
          </table:table-cell>
          <table:table-cell/>
          <table:table-cell office:value-type="string">
            <text:p>5K6</text:p>
          </table:table-cell>
          <table:table-cell office:value-type="float" office:value="500">
            <text:p>500</text:p>
          </table:table-cell>
          <table:table-cell office:value-type="string">
            <text:p>ERJ-2RKF5601X</text:p>
          </table:table-cell>
          <table:table-cell office:value-type="string">
            <text:p>P5.60KLCT-ND</text:p>
          </table:table-cell>
          <table:table-cell office:value-type="string">
            <text:p>ERJ-2RKF5601X</text:p>
          </table:table-cell>
          <table:table-cell office:value-type="string">
            <text:p>90W306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560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string">
            <text:p>Panasonic</text:p>
          </table:table-cell>
          <table:table-cell office:value-type="string">
            <text:p>ERJ-2RKF6651X</text:p>
          </table:table-cell>
          <table:table-cell office:value-type="string">
            <text:p>https://octopart.com/erj-2rkf6651x-panasonic-55421261</text:p>
          </table:table-cell>
          <table:table-cell office:value-type="string">
            <text:p>R702</text:p>
          </table:table-cell>
          <table:table-cell/>
          <table:table-cell office:value-type="string">
            <text:p>6K65</text:p>
          </table:table-cell>
          <table:table-cell office:value-type="float" office:value="100">
            <text:p>100</text:p>
          </table:table-cell>
          <table:table-cell office:value-type="string">
            <text:p>ERJ-2RKF6651X</text:p>
          </table:table-cell>
          <table:table-cell office:value-type="string">
            <text:p>P6.65KLCT-ND</text:p>
          </table:table-cell>
          <table:table-cell office:value-type="string">
            <text:p>ERJ-2RKF6651X</text:p>
          </table:table-cell>
          <table:table-cell office:value-type="string">
            <text:p>51W9221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2X</text:p>
          </table:table-cell>
          <table:table-cell office:value-type="string">
            <text:p>Panasonic</text:p>
          </table:table-cell>
          <table:table-cell office:value-type="string">
            <text:p>ERJ-2RKF1002X</text:p>
          </table:table-cell>
          <table:table-cell office:value-type="string">
            <text:p>https://octopart.com/erj-2rkf1002x-panasonic-55411477</text:p>
          </table:table-cell>
          <table:table-cell office:value-type="string">
            <text:p>R406 R409 R410 R703</text:p>
          </table:table-cell>
          <table:table-cell/>
          <table:table-cell office:value-type="string">
            <text:p>10K</text:p>
          </table:table-cell>
          <table:table-cell office:value-type="float" office:value="400">
            <text:p>400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string">
            <text:p>ERJ-2RKF1002X</text:p>
          </table:table-cell>
          <table:table-cell office:value-type="string">
            <text:p>90W294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2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string">
            <text:p>Panasonic</text:p>
          </table:table-cell>
          <table:table-cell office:value-type="string">
            <text:p>ERJ-6GEY0R00V</text:p>
          </table:table-cell>
          <table:table-cell office:value-type="string">
            <text:p>https://octopart.com/erj-6gey0r00v-panasonic-55405059</text:p>
          </table:table-cell>
          <table:table-cell office:value-type="string">
            <text:p>R308</text:p>
          </table:table-cell>
          <table:table-cell/>
          <table:table-cell office:value-type="string">
            <text:p>0R</text:p>
          </table:table-cell>
          <table:table-cell office:value-type="float" office:value="100">
            <text:p>100</text:p>
          </table:table-cell>
          <table:table-cell office:value-type="string">
            <text:p>ERJ-6GEY0R00V</text:p>
          </table:table-cell>
          <table:table-cell office:value-type="string">
            <text:p>P0.0ACT-ND</text:p>
          </table:table-cell>
          <table:table-cell office:value-type="string">
            <text:p>ERJ-6GEY0R00V</text:p>
          </table:table-cell>
          <table:table-cell office:value-type="string">
            <text:p>97W772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CAY16-101J8LF</text:p>
          </table:table-cell>
          <table:table-cell office:value-type="string">
            <text:p>https://octopart.com/cay16-101j8lf-bourns-2401389</text:p>
          </table:table-cell>
          <table:table-cell office:value-type="string">
            <text:p>R404 R405</text:p>
          </table:table-cell>
          <table:table-cell/>
          <table:table-cell office:value-type="string">
            <text:p>100R</text:p>
          </table:table-cell>
          <table:table-cell office:value-type="float" office:value="200">
            <text:p>200</text:p>
          </table:table-cell>
          <table:table-cell office:value-type="string">
            <text:p>CAY16-101J8LF</text:p>
          </table:table-cell>
          <table:table-cell office:value-type="string">
            <text:p>CAY16-101J8LF-ND</text:p>
          </table:table-cell>
          <table:table-cell office:value-type="string">
            <text:p>CAY16-101J8LF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CAY16-101J8LF</text:p>
          </table:table-cell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 table:number-columns-repeated="3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CAY16-101J8LF</text:p>
          </table:table-cell>
          <table:table-cell/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/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220JA01D</text:p>
          </table:table-cell>
          <table:table-cell office:value-type="string">
            <text:p>Murata</text:p>
          </table:table-cell>
          <table:table-cell office:value-type="string">
            <text:p>GRM1555C1H220JA01D</text:p>
          </table:table-cell>
          <table:table-cell office:value-type="string">
            <text:p>https://octopart.com/grm1555c1h220ja01d-murata-15197536</text:p>
          </table:table-cell>
          <table:table-cell office:value-type="string">
            <text:p>C101 C104</text:p>
          </table:table-cell>
          <table:table-cell/>
          <table:table-cell office:value-type="string">
            <text:p>22p</text:p>
          </table:table-cell>
          <table:table-cell office:value-type="float" office:value="200">
            <text:p>200</text:p>
          </table:table-cell>
          <table:table-cell office:value-type="string">
            <text:p>GRM1555C1H220JA01D</text:p>
          </table:table-cell>
          <table:table-cell office:value-type="string">
            <text:p>490-5868-1-ND</text:p>
          </table:table-cell>
          <table:table-cell office:value-type="string">
            <text:p>GRM1555C1H220JA01D</text:p>
          </table:table-cell>
          <table:table-cell office:value-type="string">
            <text:p>48W574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220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table:number-columns-repeated="2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.com/grm1555c2a560ja01d-murata-29782475</text:p>
          </table:table-cell>
          <table:table-cell office:value-type="string">
            <text:p>C401 C404</text:p>
          </table:table-cell>
          <table:table-cell/>
          <table:table-cell office:value-type="string">
            <text:p>56p/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490-7308-1-ND</text:p>
          </table:table-cell>
          <table:table-cell office:value-type="string">
            <text:p>GRM1555C2A560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1555C1H101JA01D</text:p>
          </table:table-cell>
          <table:table-cell office:value-type="string">
            <text:p>Murata</text:p>
          </table:table-cell>
          <table:table-cell office:value-type="string">
            <text:p>GRM1555C1H101JA01D</text:p>
          </table:table-cell>
          <table:table-cell office:value-type="string">
            <text:p>https://octopart.com/grm1555c1h101ja01d-murata-15197512</text:p>
          </table:table-cell>
          <table:table-cell office:value-type="string">
            <text:p>C194 C408 C411 C416</text:p>
          </table:table-cell>
          <table:table-cell/>
          <table:table-cell office:value-type="string">
            <text:p>100p</text:p>
          </table:table-cell>
          <table:table-cell office:value-type="float" office:value="400">
            <text:p>400</text:p>
          </table:table-cell>
          <table:table-cell office:value-type="string">
            <text:p>GRM1555C1H101JA01D</text:p>
          </table:table-cell>
          <table:table-cell office:value-type="string">
            <text:p>490-5922-1-ND</text:p>
          </table:table-cell>
          <table:table-cell office:value-type="string">
            <text:p>GRM1555C1H101JA01D</text:p>
          </table:table-cell>
          <table:table-cell office:value-type="string">
            <text:p>48W57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01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table:number-columns-repeated="2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GRM1555C1H161JA01D</text:p>
          </table:table-cell>
          <table:table-cell office:value-type="string">
            <text:p>https://octopart.com/grm1555c1h161ja01d-murata-196849</text:p>
          </table:table-cell>
          <table:table-cell office:value-type="string">
            <text:p>C402 C403</text:p>
          </table:table-cell>
          <table:table-cell/>
          <table:table-cell office:value-type="string">
            <text:p>160p/50</text:p>
          </table:table-cell>
          <table:table-cell office:value-type="float" office:value="200">
            <text:p>200</text:p>
          </table:table-cell>
          <table:table-cell office:value-type="string">
            <text:p>GRM1555C1H161JA01D</text:p>
          </table:table-cell>
          <table:table-cell office:value-type="string">
            <text:p>490-3230-1-ND</text:p>
          </table:table-cell>
          <table:table-cell office:value-type="string">
            <text:p>GRM1555C1H161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1555C1H161JA01D</text:p>
          </table:table-cell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 table:number-columns-repeated="2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1H161JA01D</text:p>
          </table:table-cell>
          <table:table-cell/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/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GCM155R71H102KA37D</text:p>
          </table:table-cell>
          <table:table-cell office:value-type="string">
            <text:p>https://octopart.com/gcm155r71h102ka37d-murata-7894753</text:p>
          </table:table-cell>
          <table:table-cell office:value-type="string">
            <text:p>C407 C409 C428 C430 C432</text:p>
          </table:table-cell>
          <table:table-cell/>
          <table:table-cell office:value-type="string">
            <text:p>1n</text:p>
          </table:table-cell>
          <table:table-cell office:value-type="float" office:value="500">
            <text:p>500</text:p>
          </table:table-cell>
          <table:table-cell office:value-type="string">
            <text:p>GCM155R71H102KA37D</text:p>
          </table:table-cell>
          <table:table-cell office:value-type="string">
            <text:p>490-4761-1-ND</text:p>
          </table:table-cell>
          <table:table-cell office:value-type="string">
            <text:p>GCM155R71H102KA37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table:number-columns-repeated="2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M155R71C103KA01D</text:p>
          </table:table-cell>
          <table:table-cell office:value-type="string">
            <text:p>Murata</text:p>
          </table:table-cell>
          <table:table-cell office:value-type="string">
            <text:p>GRM155R71C103KA01D</text:p>
          </table:table-cell>
          <table:table-cell office:value-type="string">
            <text:p>https://octopart.com/grm155r71c103ka01d-murata-196031</text:p>
          </table:table-cell>
          <table:table-cell office:value-type="string">
            <text:p>C105 C106 C193 C413 C417 C425</text:p>
          </table:table-cell>
          <table:table-cell/>
          <table:table-cell office:value-type="string">
            <text:p>10n</text:p>
          </table:table-cell>
          <table:table-cell office:value-type="float" office:value="600">
            <text:p>600</text:p>
          </table:table-cell>
          <table:table-cell office:value-type="string">
            <text:p>GRM155R71C103KA01D</text:p>
          </table:table-cell>
          <table:table-cell office:value-type="string">
            <text:p>490-1313-1-ND</text:p>
          </table:table-cell>
          <table:table-cell office:value-type="string">
            <text:p>GRM155R71C103KA01D</text:p>
          </table:table-cell>
          <table:table-cell office:value-type="string">
            <text:p>14T327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3K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table:number-columns-repeated="2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GRM155R71C104KA88D</text:p>
          </table:table-cell>
          <table:table-cell office:value-type="string">
            <text:p>https://octopart.com/grm155r71c104ka88d-murata-196880</text:p>
          </table:table-cell>
          <table:table-cell office:value-type="string">
            <text:p>C190 C191 C192 C195 C301 C421 C422 C423 C424 C429 C431 C433 C702 C704</text:p>
          </table:table-cell>
          <table:table-cell/>
          <table:table-cell office:value-type="string">
            <text:p>100n</text:p>
          </table:table-cell>
          <table:table-cell office:value-type="float" office:value="1400">
            <text:p>1400</text:p>
          </table:table-cell>
          <table:table-cell office:value-type="string">
            <text:p>GRM155R71C104KA88D</text:p>
          </table:table-cell>
          <table:table-cell office:value-type="string">
            <text:p>490-3261-1-ND</text:p>
          </table:table-cell>
          <table:table-cell office:value-type="string">
            <text:p>GRM155R71C104KA88D</text:p>
          </table:table-cell>
          <table:table-cell office:value-type="string">
            <text:p>38K1647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4KA88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table:number-columns-repeated="2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.com/grm155r6ya474ke01d-murata-51166809</text:p>
          </table:table-cell>
          <table:table-cell office:value-type="string">
            <text:p>C1 C2 C3 C6 C7 C8 C11 C12 C13 C15 C16 C23 C24 C25 C26 C30 C31 C32 C33 C36 C37 C38 C39 C42 C410 C414</text:p>
          </table:table-cell>
          <table:table-cell/>
          <table:table-cell office:value-type="string">
            <text:p>470n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490-10462-1-ND</text:p>
          </table:table-cell>
          <table:table-cell office:value-type="string">
            <text:p>GRM155R6YA474KE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table:number-columns-repeated="2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M155R61E105KA12D</text:p>
          </table:table-cell>
          <table:table-cell office:value-type="string">
            <text:p>Murata</text:p>
          </table:table-cell>
          <table:table-cell office:value-type="string">
            <text:p>GRM155R61E105KA12D</text:p>
          </table:table-cell>
          <table:table-cell office:value-type="string">
            <text:p>https://octopart.com/grm155r61e105ka12d-murata-22455235</text:p>
          </table:table-cell>
          <table:table-cell office:value-type="string">
            <text:p>C196 C197 C418 C419 C426 C427 C705</text:p>
          </table:table-cell>
          <table:table-cell/>
          <table:table-cell office:value-type="string">
            <text:p>1u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490-10017-6-ND</text:p>
          </table:table-cell>
          <table:table-cell/>
          <table:table-cell office:value-type="string">
            <text:p>48W5730</text:p>
          </table:table-cell>
          <table:table-cell/>
          <table:table-cell office:value-type="string">
            <text:p>Custom Reel</text:p>
          </table:table-cell>
          <table:table-cell table:number-columns-repeated="3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office:value-type="string">
            <text:p>C196 C197 C418 C419 C426 C427 C705</text:p>
          </table:table-cell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table:number-columns-repeated="2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M155R60J225ME15D</text:p>
          </table:table-cell>
          <table:table-cell office:value-type="string">
            <text:p>Murata</text:p>
          </table:table-cell>
          <table:table-cell office:value-type="string">
            <text:p>GRM155R60J225ME15D</text:p>
          </table:table-cell>
          <table:table-cell office:value-type="string">
            <text:p>https://octopart.com/grm155r60j225me15d-murata-197888</text:p>
          </table:table-cell>
          <table:table-cell office:value-type="string">
            <text:p>C412 C415 C420</text:p>
          </table:table-cell>
          <table:table-cell/>
          <table:table-cell office:value-type="string">
            <text:p>2.2u</text:p>
          </table:table-cell>
          <table:table-cell office:value-type="float" office:value="300">
            <text:p>300</text:p>
          </table:table-cell>
          <table:table-cell office:value-type="string">
            <text:p>GRM155R60J225ME15D/BKN</text:p>
          </table:table-cell>
          <table:table-cell office:value-type="string">
            <text:p>490-4519-1-ND</text:p>
          </table:table-cell>
          <table:table-cell office:value-type="string">
            <text:p>GRM155R60J225ME15D</text:p>
          </table:table-cell>
          <table:table-cell office:value-type="string">
            <text:p>40X5872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155R60J225ME15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 office:value-type="string">
            <text:p>GRM155R60J225ME15D/BKN</text:p>
          </table:table-cell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/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M155R60J475ME47D</text:p>
          </table:table-cell>
          <table:table-cell office:value-type="string">
            <text:p>Murata</text:p>
          </table:table-cell>
          <table:table-cell office:value-type="string">
            <text:p>GRM155R60J475ME47D</text:p>
          </table:table-cell>
          <table:table-cell office:value-type="string">
            <text:p>https://octopart.com/grm155r60j475me47d-murata-21407240</text:p>
          </table:table-cell>
          <table:table-cell office:value-type="string">
            <text:p>C9 C14 C17 C18 C27 C28 C34 C35 C40 C41 C706</text:p>
          </table:table-cell>
          <table:table-cell/>
          <table:table-cell office:value-type="string">
            <text:p>4.7u</text:p>
          </table:table-cell>
          <table:table-cell office:value-type="float" office:value="1100">
            <text:p>1100</text:p>
          </table:table-cell>
          <table:table-cell office:value-type="string">
            <text:p>GRM155R60J475ME47D</text:p>
          </table:table-cell>
          <table:table-cell office:value-type="string">
            <text:p>490-5915-1-ND</text:p>
          </table:table-cell>
          <table:table-cell office:value-type="string">
            <text:p>GRM155R60J475ME47D</text:p>
          </table:table-cell>
          <table:table-cell office:value-type="string">
            <text:p>68X2780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60J475ME47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table:number-columns-repeated="2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GRM219R72A102KA01J</text:p>
          </table:table-cell>
          <table:table-cell office:value-type="string">
            <text:p>https://octopart.com/grm219r72a102ka01j-murata-9287147</text:p>
          </table:table-cell>
          <table:table-cell office:value-type="string">
            <text:p>C405</text:p>
          </table:table-cell>
          <table:table-cell/>
          <table:table-cell office:value-type="string">
            <text:p>1n/100</text:p>
          </table:table-cell>
          <table:table-cell office:value-type="float" office:value="100">
            <text:p>100</text:p>
          </table:table-cell>
          <table:table-cell office:value-type="string">
            <text:p>GRM219R72A102KA01J</text:p>
          </table:table-cell>
          <table:table-cell office:value-type="string">
            <text:p>GRM219R72A102KA01J-ND</text:p>
          </table:table-cell>
          <table:table-cell office:value-type="string">
            <text:p>GRM219R72A102KA01J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219R72A102KA01J</text:p>
          </table:table-cell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 table:number-columns-repeated="3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219R72A102KA01J</text:p>
          </table:table-cell>
          <table:table-cell/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/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string">
            <text:p>Murata</text:p>
          </table:table-cell>
          <table:table-cell office:value-type="string">
            <text:p>GRM21BR60J226ME39L</text:p>
          </table:table-cell>
          <table:table-cell office:value-type="string">
            <text:p>https://octopart.com/grm21br60j226me39l-murata-196432</text:p>
          </table:table-cell>
          <table:table-cell office:value-type="string">
            <text:p>C701</text:p>
          </table:table-cell>
          <table:table-cell/>
          <table:table-cell office:value-type="string">
            <text:p>22u</text:p>
          </table:table-cell>
          <table:table-cell office:value-type="float" office:value="100">
            <text:p>100</text:p>
          </table:table-cell>
          <table:table-cell office:value-type="string">
            <text:p>GRM21BR60J226ME39L</text:p>
          </table:table-cell>
          <table:table-cell office:value-type="string">
            <text:p>490-1719-1-ND</text:p>
          </table:table-cell>
          <table:table-cell office:value-type="string">
            <text:p>GRM21BR60J226ME39L</text:p>
          </table:table-cell>
          <table:table-cell office:value-type="string">
            <text:p>24R63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GRM21BR60J226ME39L</text:p>
          </table:table-cell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table:number-columns-repeated="2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office:value-type="string">
            <text:p>GRM21BR60J226ME39L</text:p>
          </table:table-cell>
          <table:table-cell/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/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string">
            <text:p>AVX Interconnect / Elco</text:p>
          </table:table-cell>
          <table:table-cell office:value-type="string">
            <text:p>ESD61C474K4T2A-28</text:p>
          </table:table-cell>
          <table:table-cell office:value-type="string">
            <text:p>https://octopart.com/esd61c474k4t2a-28-avx+interconnect+%2F+elco-24959182</text:p>
          </table:table-cell>
          <table:table-cell office:value-type="string">
            <text:p>C406</text:p>
          </table:table-cell>
          <table:table-cell/>
          <table:table-cell office:value-type="string">
            <text:p>470n/100</text:p>
          </table:table-cell>
          <table:table-cell office:value-type="float" office:value="100">
            <text:p>100</text:p>
          </table:table-cell>
          <table:table-cell office:value-type="string">
            <text:p>ESD61C474K4T2A-28</text:p>
          </table:table-cell>
          <table:table-cell office:value-type="string">
            <text:p>478-8032-1-ND</text:p>
          </table:table-cell>
          <table:table-cell office:value-type="string">
            <text:p>ESD61C474K4T2A-28</text:p>
          </table:table-cell>
          <table:table-cell office:value-type="string">
            <text:p>48W566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ESD61C474K4T2A-28</text:p>
          </table:table-cell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table:number-columns-repeated="2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office:value-type="string">
            <text:p>ESD61C474K4T2A-28</text:p>
          </table:table-cell>
          <table:table-cell/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/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31CR60J107ME39L</text:p>
          </table:table-cell>
          <table:table-cell office:value-type="string">
            <text:p>Murata</text:p>
          </table:table-cell>
          <table:table-cell office:value-type="string">
            <text:p>GRM31CR60J107ME39L</text:p>
          </table:table-cell>
          <table:table-cell office:value-type="string">
            <text:p>https://octopart.com/grm31cr60j107me39l-murata-197908</text:p>
          </table:table-cell>
          <table:table-cell office:value-type="string">
            <text:p>C5 C20 C29 C703</text:p>
          </table:table-cell>
          <table:table-cell/>
          <table:table-cell office:value-type="string">
            <text:p>100u</text:p>
          </table:table-cell>
          <table:table-cell office:value-type="float" office:value="400">
            <text:p>400</text:p>
          </table:table-cell>
          <table:table-cell office:value-type="string">
            <text:p>GRM31CR60J107ME39L/BKN</text:p>
          </table:table-cell>
          <table:table-cell office:value-type="string">
            <text:p>490-4539-1-ND</text:p>
          </table:table-cell>
          <table:table-cell office:value-type="string">
            <text:p>GRM31CR60J107ME39L</text:p>
          </table:table-cell>
          <table:table-cell office:value-type="string">
            <text:p>24R6343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31CR60J107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GRM31CR60J107ME39L/BKN</text:p>
          </table:table-cell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office:value-type="string">
            <text:p>GRM31CR60J107ME39L/BKN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MLK1005S39NJ</text:p>
          </table:table-cell>
          <table:table-cell office:value-type="string">
            <text:p>https://octopart.com/mlk1005s39nj-tdk-386609</text:p>
          </table:table-cell>
          <table:table-cell office:value-type="string">
            <text:p>L101</text:p>
          </table:table-cell>
          <table:table-cell/>
          <table:table-cell office:value-type="string">
            <text:p>39nH</text:p>
          </table:table-cell>
          <table:table-cell office:value-type="float" office:value="100">
            <text:p>100</text:p>
          </table:table-cell>
          <table:table-cell office:value-type="string">
            <text:p>MLK1005S39NJ</text:p>
          </table:table-cell>
          <table:table-cell/>
          <table:table-cell office:value-type="string">
            <text:p>MLK1005S39NJ</text:p>
          </table:table-cell>
          <table:table-cell table:number-columns-repeated="7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 office:value-type="string">
            <text:p>https://octopart.com/mlk1005s39nj-tdk-386609</text:p>
          </table:table-cell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MLK1005S39NJ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MLK1005S39NJ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string">
            <text:p>TDK</text:p>
          </table:table-cell>
          <table:table-cell office:value-type="string">
            <text:p>MLG1005SR15J</text:p>
          </table:table-cell>
          <table:table-cell office:value-type="string">
            <text:p>https://octopart.com/mlg1005sr15j-tdk-2429691</text:p>
          </table:table-cell>
          <table:table-cell office:value-type="string">
            <text:p>L403 L405 L406</text:p>
          </table:table-cell>
          <table:table-cell/>
          <table:table-cell office:value-type="string">
            <text:p>150nH</text:p>
          </table:table-cell>
          <table:table-cell office:value-type="float" office:value="300">
            <text:p>300</text:p>
          </table:table-cell>
          <table:table-cell office:value-type="string">
            <text:p>MLG1005SR15J</text:p>
          </table:table-cell>
          <table:table-cell/>
          <table:table-cell office:value-type="string">
            <text:p>MLG1005SR15J</text:p>
          </table:table-cell>
          <table:table-cell office:value-type="string">
            <text:p>17T6416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 office:value-type="string">
            <text:p>https://octopart.com/mlg1005sr15j-tdk-2429691</text:p>
          </table:table-cell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15J</text:p>
          </table:table-cell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office:value-type="string">
            <text:p>MLG1005SR15J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string">
            <text:p>TDK</text:p>
          </table:table-cell>
          <table:table-cell office:value-type="string">
            <text:p>MLG1005SR27J</text:p>
          </table:table-cell>
          <table:table-cell office:value-type="string">
            <text:p>https://octopart.com/mlg1005sr27j-tdk-2429934</text:p>
          </table:table-cell>
          <table:table-cell office:value-type="string">
            <text:p>L402</text:p>
          </table:table-cell>
          <table:table-cell/>
          <table:table-cell office:value-type="string">
            <text:p>270nH</text:p>
          </table:table-cell>
          <table:table-cell office:value-type="float" office:value="100">
            <text:p>100</text:p>
          </table:table-cell>
          <table:table-cell office:value-type="string">
            <text:p>MLG1005SR27J</text:p>
          </table:table-cell>
          <table:table-cell/>
          <table:table-cell office:value-type="string">
            <text:p>MLG1005SR27J</text:p>
          </table:table-cell>
          <table:table-cell office:value-type="string">
            <text:p>17T6422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 office:value-type="string">
            <text:p>https://octopart.com/mlg1005sr27j-tdk-2429934</text:p>
          </table:table-cell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27J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office:value-type="string">
            <text:p>MLG1005SR27J</text:p>
          </table:table-cell>
          <table:table-cell/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string">
            <text:p>TDK</text:p>
          </table:table-cell>
          <table:table-cell office:value-type="string">
            <text:p>MLG1005SR33J</text:p>
          </table:table-cell>
          <table:table-cell office:value-type="string">
            <text:p>https://octopart.com/mlg1005sr33j-tdk-2429726</text:p>
          </table:table-cell>
          <table:table-cell office:value-type="string">
            <text:p>L401 L404</text:p>
          </table:table-cell>
          <table:table-cell/>
          <table:table-cell office:value-type="string">
            <text:p>330nH</text:p>
          </table:table-cell>
          <table:table-cell office:value-type="float" office:value="200">
            <text:p>200</text:p>
          </table:table-cell>
          <table:table-cell office:value-type="string">
            <text:p>MLG1005SR33J</text:p>
          </table:table-cell>
          <table:table-cell/>
          <table:table-cell office:value-type="string">
            <text:p>MLG1005SR33J</text:p>
          </table:table-cell>
          <table:table-cell office:value-type="string">
            <text:p>17T6424</text:p>
          </table:table-cell>
          <table:table-cell table:number-columns-repeated="3"/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 office:value-type="string">
            <text:p>https://octopart.com/mlg1005sr33j-tdk-2429726</text:p>
          </table:table-cell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/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string">
            <text:p>Bourns</text:p>
          </table:table-cell>
          <table:table-cell office:value-type="string">
            <text:p>SRN4018-1R0Y</text:p>
          </table:table-cell>
          <table:table-cell office:value-type="string">
            <text:p>https://octopart.com/srn4018-1r0y-bourns-25452386</text:p>
          </table:table-cell>
          <table:table-cell office:value-type="string">
            <text:p>L701</text:p>
          </table:table-cell>
          <table:table-cell/>
          <table:table-cell office:value-type="string">
            <text:p>1uH 3.7A</text:p>
          </table:table-cell>
          <table:table-cell office:value-type="float" office:value="100">
            <text:p>100</text:p>
          </table:table-cell>
          <table:table-cell office:value-type="string">
            <text:p>SRN4018-1R0Y</text:p>
          </table:table-cell>
          <table:table-cell office:value-type="string">
            <text:p>SRN4018-1R0YCT-ND</text:p>
          </table:table-cell>
          <table:table-cell office:value-type="string">
            <text:p>SRN4018-1R0Y</text:p>
          </table:table-cell>
          <table:table-cell office:value-type="string">
            <text:p>54W005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 office:value-type="string">
            <text:p>SRN4018-1R0Y</text:p>
          </table:table-cell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table:number-columns-repeated="2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/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SOD323-T03C</text:p>
          </table:table-cell>
          <table:table-cell office:value-type="string">
            <text:p>Bourns</text:p>
          </table:table-cell>
          <table:table-cell office:value-type="string">
            <text:p>CDSOD323-T03C</text:p>
          </table:table-cell>
          <table:table-cell office:value-type="string">
            <text:p>https://octopart.com/cdsod323-t03c-bourns-1689721</text:p>
          </table:table-cell>
          <table:table-cell office:value-type="string">
            <text:p>Z401 Z402</text:p>
          </table:table-cell>
          <table:table-cell/>
          <table:table-cell office:value-type="string">
            <text:p>TVS 3.3V</text:p>
          </table:table-cell>
          <table:table-cell office:value-type="float" office:value="200">
            <text:p>200</text:p>
          </table:table-cell>
          <table:table-cell office:value-type="string">
            <text:p>CDSOD323-T03C</text:p>
          </table:table-cell>
          <table:table-cell office:value-type="string">
            <text:p>CDSOD323-T03CCT-ND</text:p>
          </table:table-cell>
          <table:table-cell office:value-type="string">
            <text:p>CDSOD323-T03C</text:p>
          </table:table-cell>
          <table:table-cell office:value-type="string">
            <text:p>99W245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CDSOD323-T03C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CDSOD323-T03C</text:p>
          </table:table-cell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office:value-type="string">
            <text:p>CDSOD323-T03C</text:p>
          </table:table-cell>
          <table:table-cell/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/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string">
            <text:p>Vishay</text:p>
          </table:table-cell>
          <table:table-cell office:value-type="string">
            <text:p>SSB44-E3/52T</text:p>
          </table:table-cell>
          <table:table-cell office:value-type="string">
            <text:p>https://octopart.com/ssb44-e3%2F52t-vishay-39552938</text:p>
          </table:table-cell>
          <table:table-cell office:value-type="string">
            <text:p>D701</text:p>
          </table:table-cell>
          <table:table-cell/>
          <table:table-cell office:value-type="string">
            <text:p>SR 5A 40V</text:p>
          </table:table-cell>
          <table:table-cell office:value-type="float" office:value="100">
            <text:p>100</text:p>
          </table:table-cell>
          <table:table-cell office:value-type="string">
            <text:p>SSB44-E3/52T/BKN</text:p>
          </table:table-cell>
          <table:table-cell office:value-type="string">
            <text:p>SSB44-E3/52TGICT-ND</text:p>
          </table:table-cell>
          <table:table-cell office:value-type="string">
            <text:p>SSB44-E3/52T</text:p>
          </table:table-cell>
          <table:table-cell office:value-type="string">
            <text:p>77K7964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P5907QMFX-3.3Q1</text:p>
          </table:table-cell>
          <table:table-cell office:value-type="string">
            <text:p>Texas Instruments</text:p>
          </table:table-cell>
          <table:table-cell office:value-type="string">
            <text:p>LP5907QMFX-3.3Q1</text:p>
          </table:table-cell>
          <table:table-cell office:value-type="string">
            <text:p>https://octopart.com/lp5907qmfx-3.3q1-texas+instruments-50417899</text:p>
          </table:table-cell>
          <table:table-cell office:value-type="string">
            <text:p>U104 U404</text:p>
          </table:table-cell>
          <table:table-cell/>
          <table:table-cell office:value-type="string">
            <text:p>LP5907 3.3V 250mA</text:p>
          </table:table-cell>
          <table:table-cell office:value-type="float" office:value="200">
            <text:p>200</text:p>
          </table:table-cell>
          <table:table-cell office:value-type="string">
            <text:p>LP5907QMFX-3.3Q1</text:p>
          </table:table-cell>
          <table:table-cell office:value-type="string">
            <text:p>296-40365-1-ND</text:p>
          </table:table-cell>
          <table:table-cell office:value-type="string">
            <text:p>LP5907QMFX-3.3Q1</text:p>
          </table:table-cell>
          <table:table-cell office:value-type="string">
            <text:p>87X189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3.3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 office:value-type="string">
            <text:p>LP5907QMFX-3.3Q1</text:p>
          </table:table-cell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/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string">
            <text:p>Texas Instruments</text:p>
          </table:table-cell>
          <table:table-cell office:value-type="string">
            <text:p>LP5907QMFX-1.8Q1</text:p>
          </table:table-cell>
          <table:table-cell office:value-type="string">
            <text:p>https://octopart.com/lp5907qmfx-1.8q1-texas+instruments-50417895</text:p>
          </table:table-cell>
          <table:table-cell office:value-type="string">
            <text:p>U702</text:p>
          </table:table-cell>
          <table:table-cell/>
          <table:table-cell office:value-type="string">
            <text:p>LP5907 1.8V 250mA</text:p>
          </table:table-cell>
          <table:table-cell office:value-type="float" office:value="100">
            <text:p>100</text:p>
          </table:table-cell>
          <table:table-cell office:value-type="string">
            <text:p>LP5907QMFX-1.8Q1</text:p>
          </table:table-cell>
          <table:table-cell office:value-type="string">
            <text:p>296-40361-1-ND</text:p>
          </table:table-cell>
          <table:table-cell office:value-type="string">
            <text:p>LP5907QMFX-1.8Q1</text:p>
          </table:table-cell>
          <table:table-cell office:value-type="string">
            <text:p>87X188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 office:value-type="string">
            <text:p>LP5907QMFX-1.8Q1</text:p>
          </table:table-cell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/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LMR10530YSD/NOPB</text:p>
          </table:table-cell>
          <table:table-cell office:value-type="string">
            <text:p>https://octopart.com/lmr10530ysd%2Fnopb-texas+instruments-24850305</text:p>
          </table:table-cell>
          <table:table-cell office:value-type="string">
            <text:p>U701</text:p>
          </table:table-cell>
          <table:table-cell/>
          <table:table-cell office:value-type="string">
            <text:p>LMR10530Y 1.0V 3A</text:p>
          </table:table-cell>
          <table:table-cell office:value-type="float" office:value="100">
            <text:p>100</text:p>
          </table:table-cell>
          <table:table-cell office:value-type="string">
            <text:p>LMR10530YSD/NOPB</text:p>
          </table:table-cell>
          <table:table-cell office:value-type="string">
            <text:p>296-40292-1-ND</text:p>
          </table:table-cell>
          <table:table-cell office:value-type="string">
            <text:p>LMR10530YSD/NOPB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table:number-columns-repeated="2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XC7A35T-1FTG256C</text:p>
          </table:table-cell>
          <table:table-cell office:value-type="string">
            <text:p>https://octopart.com/xc7a35t-1ftg256c-xilinx-39208142</text:p>
          </table:table-cell>
          <table:table-cell office:value-type="string">
            <text:p>U1</text:p>
          </table:table-cell>
          <table:table-cell/>
          <table:table-cell office:value-type="string">
            <text:p>Artix-7 A35</text:p>
          </table:table-cell>
          <table:table-cell office:value-type="float" office:value="100">
            <text:p>100</text:p>
          </table:table-cell>
          <table:table-cell office:value-type="string">
            <text:p>XC7A35T-1FTG256C</text:p>
          </table:table-cell>
          <table:table-cell office:value-type="string">
            <text:p>122-1910-ND</text:p>
          </table:table-cell>
          <table:table-cell table:number-columns-repeated="3"/>
          <table:table-cell office:value-type="string">
            <text:p>Tray</text:p>
          </table:table-cell>
          <table:table-cell table:number-columns-repeated="2"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office:value-type="string">
            <text:p>U1</text:p>
          </table:table-cell>
          <table:table-cell/>
          <table:table-cell office:value-type="string">
            <text:p>Avnet Express</text:p>
          </table:table-cell>
          <table:table-cell table:number-columns-repeated="2" office:value-type="string">
            <text:p>XC7A35T-1FTG256C</text:p>
          </table:table-cell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XC7A35T-1FTG256C</text:p>
          </table:table-cell>
          <table:table-cell/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.com/se4150l-r-skyworks+solutions-20439429</text:p>
          </table:table-cell>
          <table:table-cell office:value-type="string">
            <text:p>U101</text:p>
          </table:table-cell>
          <table:table-cell/>
          <table:table-cell office:value-type="string">
            <text:p>SE4150L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63-1354-1-ND</text:p>
          </table:table-cell>
          <table:table-cell office:value-type="string">
            <text:p>SE4150L-R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table:number-columns-repeated="2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</text:p>
          </table:table-cell>
          <table:table-cell office:value-type="string">
            <text:p>https://octopart.com/cat24c256yi-gt3-on+semiconductor-46635622</text:p>
          </table:table-cell>
          <table:table-cell office:value-type="string">
            <text:p>U301</text:p>
          </table:table-cell>
          <table:table-cell/>
          <table:table-cell office:value-type="string">
            <text:p>EEPROM 32Kx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AT24C256YI-GT3OSCT-ND</text:p>
          </table:table-cell>
          <table:table-cell/>
          <table:table-cell office:value-type="string">
            <text:p>42Y0142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office:value-type="string">
            <text:p>U301</text:p>
          </table:table-cell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table:number-columns-repeated="2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C7SZ125P5X</text:p>
          </table:table-cell>
          <table:table-cell office:value-type="string">
            <text:p>Fairchild Semiconductor</text:p>
          </table:table-cell>
          <table:table-cell office:value-type="string">
            <text:p>NC7SZ125P5X</text:p>
          </table:table-cell>
          <table:table-cell office:value-type="string">
            <text:p>https://octopart.com/nc7sz125p5x-fairchild+semiconductor-425684</text:p>
          </table:table-cell>
          <table:table-cell office:value-type="string">
            <text:p>U403 U406</text:p>
          </table:table-cell>
          <table:table-cell/>
          <table:table-cell office:value-type="string">
            <text:p>NC7SZ125</text:p>
          </table:table-cell>
          <table:table-cell office:value-type="float" office:value="200">
            <text:p>200</text:p>
          </table:table-cell>
          <table:table-cell office:value-type="string">
            <text:p>NC7SZ125P5X</text:p>
          </table:table-cell>
          <table:table-cell office:value-type="string">
            <text:p>NC7SZ125P5XCT-ND</text:p>
          </table:table-cell>
          <table:table-cell office:value-type="string">
            <text:p>NC7SZ125P5X</text:p>
          </table:table-cell>
          <table:table-cell office:value-type="string">
            <text:p>84H6495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NC7SZ125P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.com/ltc2248cuh%23pbf-linear+technology-406569</text:p>
          </table:table-cell>
          <table:table-cell office:value-type="string">
            <text:p>U401</text:p>
          </table:table-cell>
          <table:table-cell/>
          <table:table-cell office:value-type="string">
            <text:p>LTC224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2248CUH#PBF-ND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3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office:value-type="string">
            <text:p>U401</text:p>
          </table:table-cell>
          <table:table-cell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Linear Technology</text:p>
          </table:table-cell>
          <table:table-cell office:value-type="string">
            <text:p>LTC6401CUD-20#PBF</text:p>
          </table:table-cell>
          <table:table-cell office:value-type="string">
            <text:p>https://octopart.com/ltc6401cud-20%23pbf-linear+technology-6987061</text:p>
          </table:table-cell>
          <table:table-cell office:value-type="string">
            <text:p>U405</text:p>
          </table:table-cell>
          <table:table-cell/>
          <table:table-cell office:value-type="string">
            <text:p>LTC6401-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6401CUD-20#PBF-ND</text:p>
          </table:table-cell>
          <table:table-cell/>
          <table:table-cell office:value-type="string">
            <text:p>57M0114</text:p>
          </table:table-cell>
          <table:table-cell/>
          <table:table-cell office:value-type="string">
            <text:p>Tube</text:p>
          </table:table-cell>
          <table:table-cell table:number-columns-repeated="3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 office:value-type="string">
            <text:p>U405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table:number-columns-repeated="2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/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string">
            <text:p>TDK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L102 L103 L104 L407 L408</text:p>
          </table:table-cell>
          <table:table-cell/>
          <table:table-cell office:value-type="string">
            <text:p>FB 600Z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MMZ1005B601C</text:p>
          </table:table-cell>
          <table:table-cell office:value-type="string">
            <text:p>33P7558</text:p>
          </table:table-cell>
          <table:table-cell table:number-columns-repeated="6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float" office:value="1">
            <text:p>1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.com/cwx823-066.6666m-connor-winfield-44401111</text:p>
          </table:table-cell>
          <table:table-cell office:value-type="string">
            <text:p>U402</text:p>
          </table:table-cell>
          <table:table-cell/>
          <table:table-cell office:value-type="string">
            <text:p>66.6666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W465CT-ND</text:p>
          </table:table-cell>
          <table:table-cell table:number-columns-repeated="3"/>
          <table:table-cell office:value-type="string">
            <text:p>Cut Tape</text:p>
          </table:table-cell>
          <table:table-cell table:number-columns-repeated="3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office:value-type="string">
            <text:p>U402</text:p>
          </table:table-cell>
          <table:table-cell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TXC</text:p>
          </table:table-cell>
          <table:table-cell office:value-type="string">
            <text:p>7Q-16.368MBG-T</text:p>
          </table:table-cell>
          <table:table-cell office:value-type="string">
            <text:p>https://octopart.com/7q-16.368mbg-t-txc-19238888</text:p>
          </table:table-cell>
          <table:table-cell office:value-type="string">
            <text:p>X101</text:p>
          </table:table-cell>
          <table:table-cell/>
          <table:table-cell office:value-type="string">
            <text:p>16.368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87-1548-1-ND</text:p>
          </table:table-cell>
          <table:table-cell/>
          <table:table-cell office:value-type="string">
            <text:p>24T5646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 office:value-type="string">
            <text:p>X10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table:number-columns-repeated="2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/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SF1186G</text:p>
          </table:table-cell>
          <table:table-cell office:value-type="string">
            <text:p>https://octopart.com/sf1186g-murata-38924937</text:p>
          </table:table-cell>
          <table:table-cell office:value-type="string">
            <text:p>FL101</text:p>
          </table:table-cell>
          <table:table-cell/>
          <table:table-cell office:value-type="string">
            <text:p>SAW L1</text:p>
          </table:table-cell>
          <table:table-cell office:value-type="float" office:value="100">
            <text:p>100</text:p>
          </table:table-cell>
          <table:table-cell office:value-type="string">
            <text:p>SF1186G</text:p>
          </table:table-cell>
          <table:table-cell office:value-type="string">
            <text:p>583-1198-1-ND</text:p>
          </table:table-cell>
          <table:table-cell office:value-type="string">
            <text:p>SF1186G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SF1186G</text:p>
          </table:table-cell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 table:number-columns-repeated="2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SF1186G</text:p>
          </table:table-cell>
          <table:table-cell/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/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2834-2</text:p>
          </table:table-cell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https://octopart.com/282834-2-te+connectivity-46506870</text:p>
          </table:table-cell>
          <table:table-cell office:value-type="string">
            <text:p>J1</text:p>
          </table:table-cell>
          <table:table-cell/>
          <table:table-cell office:value-type="string">
            <text:p>TB_2</text:p>
          </table:table-cell>
          <table:table-cell office:value-type="float" office:value="100">
            <text:p>100</text:p>
          </table:table-cell>
          <table:table-cell office:value-type="string">
            <text:p>282834-2</text:p>
          </table:table-cell>
          <table:table-cell office:value-type="string">
            <text:p>A98333-ND</text:p>
          </table:table-cell>
          <table:table-cell office:value-type="string">
            <text:p>282834-2</text:p>
          </table:table-cell>
          <table:table-cell office:value-type="string">
            <text:p>12H8386</text:p>
          </table:table-cell>
          <table:table-cell/>
          <table:table-cell office:value-type="string">
            <text:p>Box</text:p>
          </table:table-cell>
          <table:table-cell table:number-columns-repeated="2"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2834-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 office:value-type="string">
            <text:p>282834-2</text:p>
          </table:table-cell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/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Molex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J3</text:p>
          </table:table-cell>
          <table:table-cell/>
          <table:table-cell office:value-type="string">
            <text:p>SMA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73251-1150</text:p>
          </table:table-cell>
          <table:table-cell office:value-type="string">
            <text:p>32M0773</text:p>
          </table:table-cell>
          <table:table-cell table:number-columns-repeated="6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table:number-columns-repeated="3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-146253-3</text:p>
          </table:table-cell>
          <table:table-cell office:value-type="string">
            <text:p>TE Connectivity</text:p>
          </table:table-cell>
          <table:table-cell office:value-type="string">
            <text:p>6-146253-3</text:p>
          </table:table-cell>
          <table:table-cell office:value-type="string">
            <text:p>https://octopart.com/6-146253-3-te+connectivity-40724377</text:p>
          </table:table-cell>
          <table:table-cell office:value-type="string">
            <text:p>ZB1</text:p>
          </table:table-cell>
          <table:table-cell/>
          <table:table-cell office:value-type="string">
            <text:p>BEAGLEBONE_BLACK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6-146253-3-ND</text:p>
          </table:table-cell>
          <table:table-cell office:value-type="string">
            <text:p>6-146253-3</text:p>
          </table:table-cell>
          <table:table-cell office:value-type="string">
            <text:p>19R4080</text:p>
          </table:table-cell>
          <table:table-cell/>
          <table:table-cell office:value-type="string">
            <text:p>Bulk</text:p>
          </table:table-cell>
          <table:table-cell table:number-columns-repeated="4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 office:value-type="string">
            <text:p>6-146253-3</text:p>
          </table:table-cell>
          <table:table-cell office:value-type="float" office:value="1">
            <text:p>1</text:p>
          </table:table-cell>
          <table:table-cell office:value-type="string">
            <text:p>6-146253-3</text:p>
          </table:table-cell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 office:value-type="string">
            <text:p>Bulk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table:number-columns-repeated="3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.com/bmi-s-209-f-laird-20084281</text:p>
          </table:table-cell>
          <table:table-cell office:value-type="string">
            <text:p>ZR401 ZR101</text:p>
          </table:table-cell>
          <table:table-cell/>
          <table:table-cell office:value-type="string">
            <text:p>RF_SHIELD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212-1-ND</text:p>
          </table:table-cell>
          <table:table-cell office:value-type="string">
            <text:p>BMI-S-209-F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 table:number-columns-repeated="2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/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.com/bmi-s-209-c-laird-20084282</text:p>
          </table:table-cell>
          <table:table-cell office:value-type="string">
            <text:p>ZR102 ZR402</text:p>
          </table:table-cell>
          <table:table-cell/>
          <table:table-cell office:value-type="string">
            <text:p>RF_SHIELD_COVER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185-ND</text:p>
          </table:table-cell>
          <table:table-cell office:value-type="string">
            <text:p>BMI-S-209-C</text:p>
          </table:table-cell>
          <table:table-cell table:number-columns-repeated="2"/>
          <table:table-cell office:value-type="string">
            <text:p>Bulk</text:p>
          </table:table-cell>
          <table:table-cell table:number-columns-repeated="3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table:number-columns-repeated="2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7/17/2015</text:date>, <text:time>13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5-06-02T07:11:29</meta:creation-date>
    <dc:date>2015-07-17T13:29:30</dc:date>
    <dc:creator>John Seamons</dc:creator>
    <meta:editing-duration>P2DT11H23M58S</meta:editing-duration>
    <meta:editing-cycles>63</meta:editing-cycles>
    <meta:generator>OpenOffice.org/3.4.1$Unix OpenOffice.org_project/341m1$Build-9593</meta:generator>
    <meta:document-statistic meta:table-count="2" meta:cell-count="3842" meta:object-count="0"/>
  </office:meta>
</office:document-meta>
</file>